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2" svg:font-family="'Courier New'"/>
    <style:font-face style:name="Mangal1" svg:font-family="Mangal"/>
    <style:font-face style:name="OpenSymbol" svg:font-family="OpenSymbol"/>
    <style:font-face style:name="Times New Roman1" svg:font-family="'Times New Roman'"/>
    <style:font-face style:name="erdana" svg:font-family="erdana, helvetica, arial, sans-serif"/>
    <style:font-face style:name="verdana" svg:font-family="verdana, helvetica, arial, sans-serif"/>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Arial" svg:font-family="Arial" style:font-family-generic="swiss"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style:line-height-at-least="0.1772in" fo:widows="1" fo:text-indent="0in" style:auto-text-indent="false" fo:background-color="#ffffff">
        <style:background-image/>
      </style:paragraph-properties>
    </style:style>
    <style:style style:name="P2" style:family="paragraph" style:parent-style-name="Standard">
      <style:paragraph-properties fo:margin-left="0in" fo:margin-right="0in" fo:widows="1" fo:text-indent="0in" style:auto-text-indent="false"/>
    </style:style>
    <style:style style:name="P3" style:family="paragraph" style:parent-style-name="Normal_20__28_Web_29_">
      <style:paragraph-properties style:line-height-at-least="0.1772in" fo:background-color="#ffffff">
        <style:background-image/>
      </style:paragraph-properties>
    </style:style>
    <style:style style:name="P4" style:family="paragraph" style:parent-style-name="Normal_20__28_Web_29_">
      <style:paragraph-properties style:line-height-at-least="0.1772in" fo:orphans="2" fo:widows="2" fo:background-color="#ffffff" style:writing-mode="lr-tb">
        <style:background-image/>
      </style:paragraph-properties>
      <style:text-properties fo:color="#444444"/>
    </style:style>
    <style:style style:name="P5" style:family="paragraph" style:parent-style-name="Normal_20__28_Web_29_">
      <style:paragraph-properties style:line-height-at-least="0.1772in" fo:orphans="2" fo:widows="2" fo:background-color="#ffffff" style:writing-mode="lr-tb">
        <style:background-image/>
      </style:paragraph-properties>
    </style:style>
    <style:style style:name="P6" style:family="paragraph" style:parent-style-name="tech-question">
      <style:paragraph-properties style:line-height-at-least="0.1772in" fo:orphans="2" fo:widows="2" fo:background-color="#ffffff" style:writing-mode="lr-tb">
        <style:background-image/>
      </style:paragraph-properties>
      <style:text-properties fo:color="#606060" fo:font-weight="bold" style:font-weight-asian="bold" style:font-weight-complex="bold"/>
    </style:style>
    <style:style style:name="P7" style:family="paragraph" style:parent-style-name="tech-question">
      <style:paragraph-properties style:line-height-at-least="0.1772in" fo:orphans="2" fo:widows="2" fo:background-color="#ffffff" style:writing-mode="lr-tb">
        <style:background-image/>
      </style:paragraph-properties>
    </style:style>
    <style:style style:name="P8" style:family="paragraph" style:parent-style-name="tech-question">
      <style:paragraph-properties style:line-height-at-least="0.1772in" fo:background-color="#ffffff">
        <style:background-image/>
      </style:paragraph-properties>
    </style:style>
    <style:style style:name="P9" style:family="paragraph" style:parent-style-name="tech-question">
      <style:paragraph-properties style:line-height-at-least="0.1772in" fo:background-color="#ffffff">
        <style:background-image/>
      </style:paragraph-properties>
      <style:text-properties fo:color="#606060" fo:font-weight="bold" style:font-weight-asian="bold" style:font-weight-complex="bold"/>
    </style:style>
    <style:style style:name="P10" style:family="paragraph" style:parent-style-name="Text_20_body">
      <style:paragraph-properties fo:margin-left="0in" fo:margin-right="0in" style:line-height-at-least="0.2398in" fo:widows="1" fo:text-indent="0in" style:auto-text-indent="false"/>
    </style:style>
    <style:style style:name="P11" style:family="paragraph" style:parent-style-name="Text_20_body">
      <style:paragraph-properties fo:margin-left="0in" fo:margin-right="0in" style:line-height-at-least="0.2398in" fo:widows="1" fo:text-indent="0in" style:auto-text-indent="false"/>
      <style:text-properties fo:font-variant="normal" fo:text-transform="none" fo:color="#000000" style:font-name="verdana" fo:font-size="9.75pt" fo:letter-spacing="normal" fo:font-style="normal" fo:font-weight="normal"/>
    </style:style>
    <style:style style:name="P12" style:family="paragraph" style:parent-style-name="Standard" style:list-style-name="WWNum1">
      <style:paragraph-properties fo:margin-left="0.0335in" fo:margin-right="0.25in" fo:margin-top="0in" fo:margin-bottom="0in" style:line-height-at-least="0.2291in" fo:text-indent="0in" style:auto-text-indent="false" fo:background-color="#f4f4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3" style:family="paragraph" style:parent-style-name="Standard" style:list-style-name="L4">
      <style:paragraph-properties fo:margin-left="0in" fo:margin-right="0in" fo:widows="1" fo:text-indent="0in" style:auto-text-indent="false"/>
      <style:text-properties fo:font-variant="normal" fo:text-transform="none" fo:color="#333333" style:font-name="Times New Roman1" fo:font-size="14pt" fo:letter-spacing="normal" fo:font-style="normal" fo:font-weight="normal"/>
    </style:style>
    <style:style style:name="P14" style:family="paragraph" style:parent-style-name="Normal_20__28_Web_29_">
      <style:paragraph-properties style:line-height-at-least="0.1772in" fo:background-color="#ffffff">
        <style:background-image/>
      </style:paragraph-properties>
      <style:text-properties fo:color="#444444"/>
    </style:style>
    <style:style style:name="P15" style:family="paragraph" style:parent-style-name="Normal_20__28_Web_29_" style:list-style-name="L1">
      <style:paragraph-properties style:line-height-at-least="0.1772in" fo:orphans="2" fo:widows="2" fo:background-color="#ffffff" style:writing-mode="lr-tb">
        <style:background-image/>
      </style:paragraph-properties>
    </style:style>
    <style:style style:name="P16" style:family="paragraph" style:parent-style-name="Normal_20__28_Web_29_" style:list-style-name="L3">
      <style:paragraph-properties style:line-height-at-least="0.1772in" fo:orphans="2" fo:widows="2" fo:background-color="#ffffff" style:writing-mode="lr-tb">
        <style:background-image/>
      </style:paragraph-properties>
    </style:style>
    <style:style style:name="P17" style:family="paragraph" style:parent-style-name="Normal_20__28_Web_29_" style:list-style-name="L2">
      <style:paragraph-properties style:line-height-at-least="0.1772in" fo:orphans="2" fo:widows="2" fo:background-color="#ffffff" style:writing-mode="lr-tb">
        <style:background-image/>
      </style:paragraph-properties>
      <style:text-properties fo:font-variant="normal" fo:text-transform="none" fo:color="#333333" style:font-name="Times New Roman1" fo:font-size="14pt" fo:letter-spacing="normal" fo:font-style="normal" fo:font-weight="normal"/>
    </style:style>
    <style:style style:name="P18" style:family="paragraph" style:parent-style-name="HTML_20_Preformatted" style:list-style-name="WWNum2">
      <style:paragraph-properties fo:margin-left="0.0335in" fo:margin-right="0.25in" style:line-height-at-least="0.2291in" fo:text-indent="0in" style:auto-text-indent="false" fo:background-color="#f4f4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9" style:family="paragraph" style:parent-style-name="HTML_20_Preformatted" style:list-style-name="WWNum3">
      <style:paragraph-properties fo:margin-left="0.0335in" fo:margin-right="0.25in" style:line-height-at-least="0.2291in" fo:text-indent="0in" style:auto-text-indent="false" fo:background-color="#f4f4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20" style:family="paragraph" style:parent-style-name="HTML_20_Preformatted" style:list-style-name="WWNum4">
      <style:paragraph-properties fo:margin-left="0.0335in" fo:margin-right="0.25in" style:line-height-at-least="0.2291in" fo:text-indent="0in" style:auto-text-indent="false" fo:background-color="#f4f4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21" style:family="paragraph" style:parent-style-name="HTML_20_Preformatted" style:list-style-name="WWNum4">
      <style:paragraph-properties fo:margin-left="0.0335in" fo:margin-right="0.25in" style:line-height-at-least="0.2291in" fo:text-indent="0in" style:auto-text-indent="false" fo:background-color="#f4f4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555555"/>
    </style:style>
    <style:style style:name="P22" style:family="paragraph" style:parent-style-name="tech-question" style:master-page-name="Standard">
      <style:paragraph-properties style:line-height-at-least="0.1772in" fo:text-align="center" style:justify-single-word="false" style:page-number="auto" fo:background-color="#ffffff">
        <style:background-image/>
      </style:paragraph-properties>
      <style:text-properties fo:color="#606060" fo:font-size="16pt" style:text-underline-style="solid" style:text-underline-width="auto" style:text-underline-color="font-color" fo:font-weight="bold" style:font-size-asian="16pt" style:font-weight-asian="bold" style:font-size-complex="16pt" style:font-weight-complex="bold"/>
    </style:style>
    <style:style style:name="P23" style:family="paragraph" style:parent-style-name="tech-question">
      <style:paragraph-properties style:line-height-at-least="0.1772in" fo:background-color="#ffffff">
        <style:background-image/>
      </style:paragraph-properties>
      <style:text-properties fo:color="#444444" fo:font-weight="bold" style:font-weight-asian="bold" style:font-weight-complex="bold"/>
    </style:style>
    <style:style style:name="P24" style:family="paragraph" style:parent-style-name="tech-question">
      <style:paragraph-properties style:line-height-at-least="0.1772in" fo:background-color="#ffffff">
        <style:background-image/>
      </style:paragraph-properties>
      <style:text-properties fo:color="#606060" fo:font-weight="bold" style:font-weight-asian="bold" style:font-weight-complex="bold"/>
    </style:style>
    <style:style style:name="P25" style:family="paragraph" style:parent-style-name="tech-question">
      <style:paragraph-properties style:line-height-at-least="0.1772in" fo:background-color="#ffffff">
        <style:background-image/>
      </style:paragraph-properties>
      <style:text-properties fo:color="#606060" style:font-name="Verdana" fo:font-size="9pt" fo:font-weight="bold" style:font-size-asian="9pt" style:font-weight-asian="bold" style:font-size-complex="9pt" style:font-weight-complex="bold"/>
    </style:style>
    <style:style style:name="P26" style:family="paragraph" style:parent-style-name="tech-question">
      <style:paragraph-properties style:line-height-at-least="0.1772in" fo:orphans="2" fo:widows="2" fo:background-color="#ffffff" style:writing-mode="lr-tb">
        <style:background-image/>
      </style:paragraph-properties>
      <style:text-properties fo:font-variant="normal" fo:text-transform="none" fo:color="#606060" style:font-name="Times New Roman1" fo:font-size="14pt" fo:letter-spacing="normal" fo:font-style="normal" fo:font-weight="bold" style:font-weight-asian="bold" style:font-weight-complex="bold"/>
    </style:style>
    <style:style style:name="P27" style:family="paragraph" style:parent-style-name="tech-question" style:list-style-name="L1">
      <style:paragraph-properties style:line-height-at-least="0.1772in" fo:orphans="2" fo:widows="2" fo:background-color="#ffffff" style:writing-mode="lr-tb">
        <style:background-image/>
      </style:paragraph-properties>
      <style:text-properties fo:font-variant="normal" fo:text-transform="none" fo:color="#606060" style:font-name="Times New Roman1" fo:font-size="14pt" fo:letter-spacing="normal" fo:font-style="normal" fo:font-weight="bold" style:font-weight-asian="bold" style:font-weight-complex="bold"/>
    </style:style>
    <style:style style:name="P28" style:family="paragraph" style:parent-style-name="tech-question" style:list-style-name="L3">
      <style:paragraph-properties style:line-height-at-least="0.1772in" fo:orphans="2" fo:widows="2" fo:background-color="#ffffff" style:writing-mode="lr-tb">
        <style:background-image/>
      </style:paragraph-properties>
      <style:text-properties fo:font-variant="normal" fo:text-transform="none" fo:color="#606060" style:font-name="Times New Roman1" fo:font-size="14pt" fo:letter-spacing="normal" fo:font-style="normal" fo:font-weight="bold" style:font-weight-asian="bold" style:font-weight-complex="bold"/>
    </style:style>
    <style:style style:name="P29" style:family="paragraph" style:parent-style-name="Heading_20_1">
      <style:text-properties fo:font-variant="normal" fo:text-transform="none" fo:color="#610b38" style:font-name="erdana" fo:font-size="21.75pt" fo:letter-spacing="normal" fo:font-style="normal" fo:font-weight="normal"/>
    </style:style>
    <style:style style:name="T1" style:family="text">
      <style:text-properties fo:color="#606060" fo:font-weight="bold" style:font-weight-asian="bold" style:font-weight-complex="bold"/>
    </style:style>
    <style:style style:name="T2" style:family="text">
      <style:text-properties fo:color="#444444"/>
    </style:style>
    <style:style style:name="T3" style:family="text">
      <style:text-properties fo:color="#555555"/>
    </style:style>
    <style:style style:name="T4" style:family="text">
      <style:text-properties fo:color="#555555" style:font-name="Courier New" fo:font-size="10pt" style:font-name-asian="Times New Roman2" style:font-size-asian="10pt" style:font-name-complex="Courier New3" style:font-size-complex="10pt"/>
    </style:style>
    <style:style style:name="T5" style:family="text">
      <style:text-properties fo:color="#000000" style:font-name="inherit" fo:font-size="10pt" fo:font-weight="bold" style:font-name-asian="Times New Roman2" style:font-size-asian="10pt" style:font-weight-asian="bold" style:font-name-complex="Courier New3" style:font-size-complex="10pt" style:font-weight-complex="bold"/>
    </style:style>
    <style:style style:name="T6" style:family="text">
      <style:text-properties fo:color="#000000" style:font-name="inherit" fo:font-weight="bold" style:font-weight-asian="bold" style:font-weight-complex="bold"/>
    </style:style>
    <style:style style:name="T7" style:family="text">
      <style:text-properties fo:color="#009900" style:font-name="inherit"/>
    </style:style>
    <style:style style:name="T8" style:family="text">
      <style:text-properties fo:color="#009900" style:font-name="inherit" fo:font-size="10pt" style:font-name-asian="Times New Roman2" style:font-size-asian="10pt" style:font-name-complex="Courier New3" style:font-size-complex="10pt"/>
    </style:style>
    <style:style style:name="T9" style:family="text">
      <style:text-properties fo:color="#000066" style:font-name="inherit" fo:font-size="10pt" fo:font-weight="bold" style:font-name-asian="Times New Roman2" style:font-size-asian="10pt" style:font-weight-asian="bold" style:font-name-complex="Courier New3" style:font-size-complex="10pt" style:font-weight-complex="bold"/>
    </style:style>
    <style:style style:name="T10" style:family="text">
      <style:text-properties fo:color="#000066" style:font-name="inherit" fo:font-weight="bold" style:font-weight-asian="bold" style:font-weight-complex="bold"/>
    </style:style>
    <style:style style:name="T11" style:family="text">
      <style:text-properties fo:color="#339933" style:font-name="inherit"/>
    </style:style>
    <style:style style:name="T12" style:family="text">
      <style:text-properties fo:color="#339933" style:font-name="inherit" fo:font-size="10pt" style:font-name-asian="Times New Roman2" style:font-size-asian="10pt" style:font-name-complex="Courier New3" style:font-size-complex="10pt"/>
    </style:style>
    <style:style style:name="T13" style:family="text">
      <style:text-properties fo:color="#cc66cc" style:font-name="inherit"/>
    </style:style>
    <style:style style:name="T14" style:family="text">
      <style:text-properties fo:color="#cc66cc" style:font-name="inherit" fo:font-size="10pt" style:font-name-asian="Times New Roman2" style:font-size-asian="10pt" style:font-name-complex="Courier New3" style:font-size-complex="10pt"/>
    </style:style>
    <style:style style:name="T15" style:family="text">
      <style:text-properties fo:color="#003399" style:font-name="inherit"/>
    </style:style>
    <style:style style:name="T16" style:family="text">
      <style:text-properties fo:color="#003399" style:font-name="inherit" fo:font-size="10pt" style:font-name-asian="Times New Roman2" style:font-size-asian="10pt" style:font-name-complex="Courier New3" style:font-size-complex="10pt"/>
    </style:style>
    <style:style style:name="T17" style:family="text">
      <style:text-properties fo:color="#006633" style:font-name="inherit"/>
    </style:style>
    <style:style style:name="T18" style:family="text">
      <style:text-properties fo:color="#006633" style:font-name="inherit" fo:font-size="10pt" style:font-name-asian="Times New Roman2" style:font-size-asian="10pt" style:font-name-complex="Courier New3" style:font-size-complex="10pt"/>
    </style:style>
    <style:style style:name="T19" style:family="text">
      <style:text-properties fo:color="#0000ff" style:font-name="inherit"/>
    </style:style>
    <style:style style:name="T20" style:family="text">
      <style:text-properties fo:font-variant="normal" fo:text-transform="none" fo:color="#333333" style:font-name="Times New Roman1" fo:font-size="14pt" fo:letter-spacing="normal" fo:font-style="normal" fo:font-weight="normal"/>
    </style:style>
    <style:style style:name="T21" style:family="text">
      <style:text-properties fo:font-variant="normal" fo:text-transform="none" fo:color="#333333" fo:letter-spacing="normal"/>
    </style:style>
    <style:style style:name="T22" style:family="text">
      <style:text-properties fo:font-variant="normal" fo:text-transform="none" fo:color="#606060" style:font-name="Times New Roman1" fo:font-size="14pt" fo:letter-spacing="normal" fo:font-style="normal" fo:font-weight="bold" style:font-weight-asian="bold" style:font-weight-complex="bold"/>
    </style:style>
    <style:style style:name="T23" style:family="text">
      <style:text-properties fo:font-variant="normal" fo:text-transform="none" fo:color="#444444" style:font-name="Times New Roman1" fo:font-size="14pt" fo:letter-spacing="normal" fo:font-style="normal" fo:font-weight="normal"/>
    </style:style>
    <style:style style:name="T24" style:family="text">
      <style:text-properties fo:font-variant="normal" fo:text-transform="none" fo:color="#444444" style:font-name="Times New Roman1" fo:font-size="14pt" fo:letter-spacing="normal" fo:font-style="normal" fo:font-weight="bold" style:font-weight-asian="bold" style:font-weight-complex="bold"/>
    </style:style>
    <style:style style:name="T25" style:family="text">
      <style:text-properties fo:font-variant="normal" fo:text-transform="none" fo:color="#444444" fo:letter-spacing="normal"/>
    </style:style>
    <style:style style:name="T26" style:family="text">
      <style:text-properties fo:font-variant="normal" fo:text-transform="none" fo:color="#000000" style:font-name="verdana" fo:font-size="9.75pt" fo:letter-spacing="normal" fo:font-style="normal" fo:font-weight="normal"/>
    </style:style>
    <style:style style:name="T27" style:family="text">
      <style:text-properties style:font-name="Courier New2" fo:font-size="9.75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ava Technical Interview Questions</text:p>
      <text:p text:style-name="P9"/>
      <text:p text:style-name="P23"/>
      <text:p text:style-name="P9">2. What do you mean by platform independence?</text:p>
      <text:p text:style-name="P14">Platform independence means that we can write and compile the java code in one platform (eg Windows) and can execute the class in any other supported platform eg (Linux,Solaris,etc).</text:p>
      <text:p text:style-name="P9">5. What is the difference between a JDK and a JVM?</text:p>
      <text:p text:style-name="P14">JDK is Java Development Kit which is for development purpose and it includes execution environment also. But JVM is purely a run time environment and hence you will not be able to compile your source files using a JVM.</text:p>
      <text:p text:style-name="P9">6. What is a pointer and does Java support pointers?</text:p>
      <text:p text:style-name="P14">Pointer is a reference handle to a memory location. Improper handling of pointers leads to memory leaks and reliability issues hence Java doesn't support the usage of pointers.</text:p>
      <text:p text:style-name="P9">7. What is the base class of all classes?</text:p>
      <text:p text:style-name="P14">java.lang.Object</text:p>
      <text:p text:style-name="P9">8. Does Java support multiple inheritance?</text:p>
      <text:p text:style-name="P14">Java doesn't support multiple inheritance.</text:p>
      <text:p text:style-name="P9">9. Is Java a pure object oriented language?</text:p>
      <text:p text:style-name="P14">Java uses primitive data types and hence is not a pure object oriented language.</text:p>
      <text:p text:style-name="P9">10. Are arrays primitive data types?</text:p>
      <text:p text:style-name="P14">In Java, Arrays are objects.</text:p>
      <text:p text:style-name="P9">11. What is difference between Path and Classpath?</text:p>
      <text:p text:style-name="P14">Path and Classpath are operating system level environment variales. Path is used define where the system can find the executables(.exe) files and classpath is used to specify the location .class files.</text:p>
      <text:p text:style-name="P9">12. What are local variables?</text:p>
      <text:p text:style-name="P14">Local varaiables are those which are declared within a block of code like methods. Local variables should be initialised before accessing them.</text:p>
      <text:p text:style-name="P9">13. What are instance variables?</text:p>
      <text:p text:style-name="P14">Instance variables are those which are defined at the class level. Instance variables need not be initialized before using them as they are automatically initialized to their default values.</text:p>
      <text:p text:style-name="P9">14. How to define a constant variable in Java?</text:p>
      <text:p text:style-name="P3"><text:span text:style-name="T2">The variable should be declared as</text:span><text:span text:style-name="apple-converted-space"><text:span text:style-name="T2"> </text:span></text:span><text:span text:style-name="T2">static</text:span> <text:span text:style-name="T2">and</text:span> <text:span text:style-name="T2">final. So only one copy of the variable exists for all instances of the class and the value can't be changed also.<text:line-break/><text:line-break/>static final int MAX_LENGTH = 50;</text:span><text:span text:style-name="apple-converted-space"><text:span text:style-name="T2"> </text:span></text:span><text:span text:style-name="T2">is an example for constant.</text:span></text:p>
      <text:p text:style-name="P9">15. Should a main() method be compulsorily declared in all java classes?</text:p>
      <text:p text:style-name="P3"><text:span text:style-name="T2">No not required.</text:span> <text:span text:style-name="T2">main()</text:span><text:span text:style-name="apple-converted-space"><text:span text:style-name="T2"> </text:span></text:span><text:span text:style-name="T2">method should be defined only if the source class is a java application.</text:span></text:p>
      <text:p text:style-name="P9">16. What is the return type of the main() method?</text:p>
      <text:p text:style-name="P3"><text:span text:style-name="T2">Main()</text:span><text:span text:style-name="apple-converted-space"><text:span text:style-name="T2"> </text:span></text:span><text:span text:style-name="T2">method doesn't return anything hence declared</text:span> <text:span text:style-name="T2">void.</text:span></text:p>
      <text:p text:style-name="P9">17. Why is the main() method declared static?</text:p>
      <text:p text:style-name="P3"><text:span text:style-name="T2">main()</text:span> <text:span text:style-name="T2">method is called by the JVM even before the instantiation of the class hence it is declared as</text:span> <text:span text:style-name="T2">static.</text:span></text:p>
      <text:p text:style-name="P9"><text:soft-page-break/>18. What is the arguement of main() method?</text:p>
      <text:p text:style-name="P3"><text:span text:style-name="T2">main()</text:span> <text:span text:style-name="T2">method accepts an array of String object as arguement.</text:span></text:p>
      <text:p text:style-name="P25">19. Can a main() method be overloaded?</text:p>
      <text:p text:style-name="P3"><text:span text:style-name="T2">Yes. You can have any number of</text:span> <text:span text:style-name="T2">main()</text:span> <text:span text:style-name="T2">methods with different method signature and implementation in the class.</text:span></text:p>
      <text:p text:style-name="P25">20. Can a main() method be declared final?</text:p>
      <text:p text:style-name="P3"><text:span text:style-name="T2">Yes. Any inheriting class will not be able to have it's own default</text:span> <text:span text:style-name="T2">main()</text:span> <text:span text:style-name="T2">method.</text:span></text:p>
      <text:p text:style-name="P25">21. Does the order of public and static declaration matter in main() method?</text:p>
      <text:p text:style-name="P3"><text:span text:style-name="T2">No. It doesn't matter but</text:span> <text:span text:style-name="T2">void</text:span> <text:span text:style-name="T2">should always come before</text:span> <text:span text:style-name="T2">main().</text:span></text:p>
      <text:p text:style-name="P25">22. Can a source file contain more than one class declaration?</text:p>
      <text:p text:style-name="P14">Yes a single source file can contain any number of Class declarations but only one of the class can be declared aspublic.</text:p>
      <text:p text:style-name="P25">23. What is a package?</text:p>
      <text:p text:style-name="P14">Package is a collection of related classes and interfaces. package declaration should be first statement in a java class.</text:p>
      <text:p text:style-name="P25">24. Which package is imported by default?</text:p>
      <text:p text:style-name="P3"><text:span text:style-name="T2">java.lang package</text:span> <text:span text:style-name="T2">is imported by default even without a package declaration.</text:span></text:p>
      <text:p text:style-name="P25">25. Can a class declared as private be accessed outside it's package?</text:p>
      <text:p text:style-name="P14">Not possible.</text:p>
      <text:p text:style-name="P25">26. Can a class be declared as protected?</text:p>
      <text:p text:style-name="P3"><text:span text:style-name="T2">The protected access modifier cannot be applied to class and interfaces. Methods, fields can be declared</text:span> <text:span text:style-name="T2">protected, however methods and fields in a interface cannot be declared</text:span> <text:span text:style-name="T2">protected.</text:span></text:p>
      <text:p text:style-name="P25">27. What is the access scope of a protected method?</text:p>
      <text:p text:style-name="P3"><text:span text:style-name="T2">A</text:span> <text:span text:style-name="T2">protected</text:span> <text:span text:style-name="T2">method can be accessed by the classes within the same package or by the subclasses of the class in any package.</text:span></text:p>
      <text:p text:style-name="P25">28. What is the purpose of declaring a variable as final?</text:p>
      <text:p text:style-name="P3"><text:span text:style-name="T2">A</text:span> <text:span text:style-name="T2">final</text:span> <text:span text:style-name="T2">variable's value can't be changed.</text:span> <text:span text:style-name="T2">final</text:span> <text:span text:style-name="T2">variables should be initialized before using them.</text:span></text:p>
      <text:p text:style-name="P25">29. What is the impact of declaring a method as final?</text:p>
      <text:p text:style-name="P3"><text:span text:style-name="T2">A method declared as</text:span> <text:span text:style-name="T2">final</text:span> <text:span text:style-name="T2">can't be overridden. A sub-class can't have the same method signature with a different implementation.</text:span></text:p>
      <text:p text:style-name="P25">30. I don't want my class to be inherited by any other class. What should i do?</text:p>
      <text:p text:style-name="P3"><text:span text:style-name="T2">You should declared your class as</text:span> <text:span text:style-name="T2">final. But you can't define your class as</text:span> <text:span text:style-name="T2">final, if it is an</text:span> <text:span text:style-name="T2">abstract</text:span> <text:span text:style-name="T2">class. A class declared as</text:span> <text:span text:style-name="T2">final</text:span> <text:span text:style-name="T2">can't be extended by any other class.</text:span></text:p>
      <text:p text:style-name="P9">31. What is the difference between a constructor and a method?</text:p>
      <text:p text:style-name="P14">A constructor is a member function of a class that is used to create objects of that class. It has the same name as the class itself, has no return type, and is invoked using the new operator.</text:p>
      <text:p text:style-name="P14">A method is an ordinary member function of a class. It has its own name, a return type (which may be void), and is invoked using the dot operator.</text:p>
      <text:p text:style-name="P9">32. What is the purpose of garbage collection in Java, and when is it used?</text:p>
      <text:p text:style-name="P14">The purpose of garbage collection is to identify and discard objects that are no longer needed by a program so that their resources can be reclaimed and reused.</text:p>
      <text:p text:style-name="P14">A Java object is subject to garbage collection when it becomes unreachable to the program in which it is used.</text:p>
      <text:p text:style-name="P9">33. Describe synchronization in respect to multithreading.</text:p>
      <text:p text:style-name="P14"><text:soft-page-break/>With respect to multithreading, synchronization is the capability to control the access of multiple threads to shared resources.</text:p>
      <text:p text:style-name="P14">Without synchonization, it is possible for one thread to modify a shared variable while another thread is in the process of using or updating same shared variable. This usually leads to significant errors.</text:p>
      <text:p text:style-name="P9">34. What is an abstract class?</text:p>
      <text:p text:style-name="P14">Abstract class must be extended/subclassed (to be useful). It serves as a template. A class that is abstract may not be instantiated (ie. you may not call its constructor), abstract class may contain static data.</text:p>
      <text:p text:style-name="P14">Any class with an abstract method is automatically abstract itself, and must be declared as such. A class may be declared abstract even if it has no abstract methods. This prevents it from being instantiated.</text:p>
      <text:p text:style-name="P9">35. What is the difference between an Interface and an Abstract class?</text:p>
      <text:p text:style-name="P14">An abstract class can have instance methods that implement a default behavior. An Interface can only declare constants and instance methods, but cannot implement default behavior and all methods are implicitly abstract.</text:p>
      <text:p text:style-name="P14">An interface has all public members and no implementation. An abstract class is a class which may have the usual flavors of class members (private, protected, etc.), but has some abstract methods.</text:p>
      <text:p text:style-name="P9">36. Explain different way of using thread?</text:p>
      <text:p text:style-name="P3"><text:span text:style-name="T2">The thread could be implemented by using runnable interface or by inheriting from the</text:span> <text:span text:style-name="T2">Thread</text:span><text:span text:style-name="apple-converted-space"><text:span text:style-name="T2"> </text:span></text:span><text:span text:style-name="T2">class. The former is more advantageous, 'cause when you are going for multiple inheritance, the only interface can help.</text:span></text:p>
      <text:p text:style-name="P9">37. What is the output of this program?</text:p>
      <text:list xml:id="list28509154" text:style-name="WWNum1">
        <text:list-item>
          <text:p text:style-name="P12"><text:span text:style-name="T4"><text:s text:c="4"/></text:span><text:span text:style-name="T5">class</text:span><text:span text:style-name="T4"> box </text:span><text:span text:style-name="T8">{</text:span></text:p>
        </text:list-item>
        <text:list-item>
          <text:p text:style-name="P12"><text:span text:style-name="T4"><text:s text:c="8"/></text:span><text:span text:style-name="T9">int</text:span><text:span text:style-name="T4"> width</text:span><text:span text:style-name="T12">;</text:span></text:p>
        </text:list-item>
        <text:list-item>
          <text:p text:style-name="P12"><text:span text:style-name="T4"><text:s text:c="8"/></text:span><text:span text:style-name="T9">int</text:span><text:span text:style-name="T4"> height</text:span><text:span text:style-name="T12">;</text:span></text:p>
        </text:list-item>
        <text:list-item>
          <text:p text:style-name="P12"><text:span text:style-name="T4"><text:s text:c="8"/></text:span><text:span text:style-name="T9">int</text:span><text:span text:style-name="T4"> length</text:span><text:span text:style-name="T12">;</text:span></text:p>
        </text:list-item>
        <text:list-item>
          <text:p text:style-name="P12"><text:span text:style-name="T4"><text:s text:c="8"/></text:span><text:span text:style-name="T9">int</text:span><text:span text:style-name="T4"> volume</text:span><text:span text:style-name="T12">;</text:span></text:p>
        </text:list-item>
        <text:list-item>
          <text:p text:style-name="P12"><text:span text:style-name="T4"><text:s text:c="8"/>box</text:span><text:span text:style-name="T8">()</text:span><text:span text:style-name="T4"> </text:span><text:span text:style-name="T8">{</text:span></text:p>
        </text:list-item>
        <text:list-item>
          <text:p text:style-name="P12"><text:span text:style-name="T4"><text:s text:c="12"/>width </text:span><text:span text:style-name="T12">=</text:span><text:span text:style-name="T4"> </text:span><text:span text:style-name="T14">5</text:span><text:span text:style-name="T12">;</text:span></text:p>
        </text:list-item>
        <text:list-item>
          <text:p text:style-name="P12"><text:span text:style-name="T4"><text:s text:c="12"/>height </text:span><text:span text:style-name="T12">=</text:span><text:span text:style-name="T4"> </text:span><text:span text:style-name="T14">5</text:span><text:span text:style-name="T12">;</text:span></text:p>
        </text:list-item>
        <text:list-item>
          <text:p text:style-name="P12"><text:span text:style-name="T4"><text:s text:c="12"/>length </text:span><text:span text:style-name="T12">=</text:span><text:span text:style-name="T4"> </text:span><text:span text:style-name="T14">6</text:span><text:span text:style-name="T12">;</text:span></text:p>
        </text:list-item>
        <text:list-item>
          <text:p text:style-name="P12"><text:span text:style-name="T4"><text:s text:c="8"/></text:span><text:span text:style-name="T8">}</text:span></text:p>
        </text:list-item>
        <text:list-item>
          <text:p text:style-name="P12"><text:span text:style-name="T4"><text:s text:c="8"/></text:span><text:span text:style-name="T9">void</text:span><text:span text:style-name="T4"> volume</text:span><text:span text:style-name="T8">()</text:span><text:span text:style-name="T4"> </text:span><text:span text:style-name="T8">{</text:span></text:p>
        </text:list-item>
        <text:list-item>
          <text:p text:style-name="P12"><text:span text:style-name="T4"><text:s text:c="13"/>volume </text:span><text:span text:style-name="T12">=</text:span><text:span text:style-name="T4"> width</text:span><text:span text:style-name="T12">*</text:span><text:span text:style-name="T4">height</text:span><text:span text:style-name="T12">*</text:span><text:span text:style-name="T4">length</text:span><text:span text:style-name="T12">;</text:span></text:p>
        </text:list-item>
        <text:list-item>
          <text:p text:style-name="P12"><text:span text:style-name="T4"><text:s text:c="8"/></text:span><text:span text:style-name="T8">}</text:span><text:span text:style-name="T4"> </text:span></text:p>
        </text:list-item>
        <text:list-item>
          <text:p text:style-name="P12"><text:span text:style-name="T4"><text:s text:c="4"/></text:span><text:span text:style-name="T8">}</text:span><text:span text:style-name="T4"> <text:s text:c="3"/></text:span></text:p>
        </text:list-item>
        <text:list-item>
          <text:p text:style-name="P12"><text:span text:style-name="T4"><text:s text:c="4"/></text:span><text:span text:style-name="T5">class</text:span><text:span text:style-name="T4"> constructor_output </text:span><text:span text:style-name="T8">{</text:span></text:p>
        </text:list-item>
        <text:list-item>
          <text:p text:style-name="P12"><text:span text:style-name="T4"><text:s text:c="8"/></text:span><text:span text:style-name="T5">public</text:span><text:span text:style-name="T4"> </text:span><text:span text:style-name="T5">static</text:span><text:span text:style-name="T4"> </text:span><text:span text:style-name="T9">void</text:span><text:span text:style-name="T4"> main</text:span><text:span text:style-name="T8">(</text:span><text:span text:style-name="T16">String</text:span><text:span text:style-name="T4"> args</text:span><text:span text:style-name="T8">[])</text:span></text:p>
        </text:list-item>
        <text:list-item>
          <text:p text:style-name="P12"><text:span text:style-name="T4"><text:s text:c="8"/></text:span><text:span text:style-name="T8">{</text:span></text:p>
        </text:list-item>
        <text:list-item>
          <text:p text:style-name="P12"><text:span text:style-name="T4"><text:s text:c="12"/>box obj </text:span><text:span text:style-name="T12">=</text:span><text:span text:style-name="T4"> </text:span><text:span text:style-name="T5">new</text:span><text:span text:style-name="T4"> box</text:span><text:span text:style-name="T8">()</text:span><text:span text:style-name="T12">;</text:span></text:p>
        </text:list-item>
        <text:list-item>
          <text:p text:style-name="P12"><text:soft-page-break/><text:span text:style-name="T4"><text:s text:c="12"/>obj.</text:span><text:span text:style-name="T18">volume</text:span><text:span text:style-name="T8">()</text:span><text:span text:style-name="T12">;</text:span></text:p>
        </text:list-item>
        <text:list-item>
          <text:p text:style-name="P12"><text:span text:style-name="T4"><text:s text:c="12"/></text:span><text:span text:style-name="T16">System</text:span><text:span text:style-name="T4">.</text:span><text:span text:style-name="T18">out</text:span><text:span text:style-name="T4">.</text:span><text:span text:style-name="T18">println</text:span><text:span text:style-name="T8">(</text:span><text:span text:style-name="T4">obj.</text:span><text:span text:style-name="T18">volume</text:span><text:span text:style-name="T8">)</text:span><text:span text:style-name="T12">;</text:span></text:p>
        </text:list-item>
        <text:list-item>
          <text:p text:style-name="P12"><text:span text:style-name="T4"><text:s text:c="8"/></text:span><text:span text:style-name="T8">}</text:span></text:p>
        </text:list-item>
        <text:list-item>
          <text:p text:style-name="P12"><text:span text:style-name="T4"><text:s text:c="3"/></text:span><text:span text:style-name="T8">}</text:span></text:p>
        </text:list-item>
      </text:list>
      <text:p text:style-name="P14">a) 100<text:line-break/>b) 150<text:line-break/>c) 200<text:line-break/>d) 250</text:p>
      <text:p text:style-name="P14">Answer: b<text:line-break/>Explanation: None.<text:line-break/>output:<text:line-break/>$ constructor_output.java<text:line-break/>$ constructor_output<text:line-break/>150</text:p>
      <text:p text:style-name="P9">38. What is the output of this program?</text:p>
      <text:list xml:id="list28501474" text:style-name="WWNum2">
        <text:list-item>
          <text:p text:style-name="P18"><text:span text:style-name="T3"><text:s text:c="4"/></text:span><text:span text:style-name="kw1"><text:span text:style-name="T6">class</text:span></text:span><text:span text:style-name="T3"> equality </text:span><text:span text:style-name="br0"><text:span text:style-name="T7">{</text:span></text:span></text:p>
        </text:list-item>
        <text:list-item>
          <text:p text:style-name="P18"><text:span text:style-name="T3"><text:s text:c="8"/></text:span><text:span text:style-name="kw4"><text:span text:style-name="T10">int</text:span></text:span><text:span text:style-name="T3"> x</text:span><text:span text:style-name="sy0"><text:span text:style-name="T11">;</text:span></text:span></text:p>
        </text:list-item>
        <text:list-item>
          <text:p text:style-name="P18"><text:span text:style-name="T3"><text:s text:c="8"/></text:span><text:span text:style-name="kw4"><text:span text:style-name="T10">int</text:span></text:span><text:span text:style-name="T3"> y</text:span><text:span text:style-name="sy0"><text:span text:style-name="T11">;</text:span></text:span></text:p>
        </text:list-item>
        <text:list-item>
          <text:p text:style-name="P18"><text:span text:style-name="T3"><text:s text:c="8"/></text:span><text:span text:style-name="kw4"><text:span text:style-name="T10">boolean</text:span></text:span><text:span text:style-name="T3"> isequal</text:span><text:span text:style-name="br0"><text:span text:style-name="T7">()</text:span></text:span><text:span text:style-name="T3"> </text:span><text:span text:style-name="br0"><text:span text:style-name="T7">{</text:span></text:span></text:p>
        </text:list-item>
        <text:list-item>
          <text:p text:style-name="P18"><text:span text:style-name="T3"><text:s text:c="12"/></text:span><text:span text:style-name="kw1"><text:span text:style-name="T6">return</text:span></text:span><text:span text:style-name="br0"><text:span text:style-name="T7">(</text:span></text:span><text:span text:style-name="T3">x </text:span><text:span text:style-name="sy0"><text:span text:style-name="T11">==</text:span></text:span><text:span text:style-name="T3"> y</text:span><text:span text:style-name="br0"><text:span text:style-name="T7">)</text:span></text:span><text:span text:style-name="sy0"><text:span text:style-name="T11">;</text:span></text:span><text:span text:style-name="T3"> <text:s/></text:span></text:p>
        </text:list-item>
        <text:list-item>
          <text:p text:style-name="P18"><text:span text:style-name="T3"><text:s text:c="8"/></text:span><text:span text:style-name="br0"><text:span text:style-name="T7">}</text:span></text:span><text:span text:style-name="T3"> </text:span></text:p>
        </text:list-item>
        <text:list-item>
          <text:p text:style-name="P18"><text:span text:style-name="T3"><text:s text:c="4"/></text:span><text:span text:style-name="br0"><text:span text:style-name="T7">}</text:span></text:span><text:span text:style-name="T3"> <text:s text:c="3"/></text:span></text:p>
        </text:list-item>
        <text:list-item>
          <text:p text:style-name="P18"><text:span text:style-name="T3"><text:s text:c="4"/></text:span><text:span text:style-name="kw1"><text:span text:style-name="T6">class</text:span></text:span><text:span text:style-name="T3"> Output </text:span><text:span text:style-name="br0"><text:span text:style-name="T7">{</text:span></text:span></text:p>
        </text:list-item>
        <text:list-item>
          <text:p text:style-name="P18"><text:span text:style-name="T3"><text:s text:c="8"/></text:span><text:span text:style-name="kw1"><text:span text:style-name="T6">public</text:span></text:span><text:span text:style-name="T3"> </text:span><text:span text:style-name="kw1"><text:span text:style-name="T6">static</text:span></text:span><text:span text:style-name="T3"> </text:span><text:span text:style-name="kw4"><text:span text:style-name="T10">void</text:span></text:span><text:span text:style-name="T3"> main</text:span><text:span text:style-name="br0"><text:span text:style-name="T7">(</text:span></text:span><text:span text:style-name="kw3"><text:span text:style-name="T15">String</text:span></text:span><text:span text:style-name="T3"> args</text:span><text:span text:style-name="br0"><text:span text:style-name="T7">[])</text:span></text:span></text:p>
        </text:list-item>
        <text:list-item>
          <text:p text:style-name="P18"><text:span text:style-name="T3"><text:s text:c="8"/></text:span><text:span text:style-name="br0"><text:span text:style-name="T7">{</text:span></text:span></text:p>
        </text:list-item>
        <text:list-item>
          <text:p text:style-name="P18"><text:span text:style-name="T3"><text:s text:c="12"/>equality obj </text:span><text:span text:style-name="sy0"><text:span text:style-name="T11">=</text:span></text:span><text:span text:style-name="T3"> </text:span><text:span text:style-name="kw1"><text:span text:style-name="T6">new</text:span></text:span><text:span text:style-name="T3"> equality</text:span><text:span text:style-name="br0"><text:span text:style-name="T7">()</text:span></text:span><text:span text:style-name="sy0"><text:span text:style-name="T11">;</text:span></text:span></text:p>
        </text:list-item>
        <text:list-item>
          <text:p text:style-name="P18"><text:span text:style-name="T3"><text:s text:c="12"/>obj.</text:span><text:span text:style-name="me1"><text:span text:style-name="T17">x</text:span></text:span><text:span text:style-name="T3"> </text:span><text:span text:style-name="sy0"><text:span text:style-name="T11">=</text:span></text:span><text:span text:style-name="T3"> </text:span><text:span text:style-name="nu0"><text:span text:style-name="T13">5</text:span></text:span><text:span text:style-name="sy0"><text:span text:style-name="T11">;</text:span></text:span></text:p>
        </text:list-item>
        <text:list-item>
          <text:p text:style-name="P18"><text:span text:style-name="T3"><text:s text:c="12"/>obj.</text:span><text:span text:style-name="me1"><text:span text:style-name="T17">y</text:span></text:span><text:span text:style-name="T3"> </text:span><text:span text:style-name="sy0"><text:span text:style-name="T11">=</text:span></text:span><text:span text:style-name="T3"> </text:span><text:span text:style-name="nu0"><text:span text:style-name="T13">5</text:span></text:span><text:span text:style-name="sy0"><text:span text:style-name="T11">;</text:span></text:span></text:p>
        </text:list-item>
        <text:list-item>
          <text:p text:style-name="P18"><text:span text:style-name="T3"><text:s text:c="12"/></text:span><text:span text:style-name="kw3"><text:span text:style-name="T15">System</text:span></text:span><text:span text:style-name="T3">.</text:span><text:span text:style-name="me1"><text:span text:style-name="T17">out</text:span></text:span><text:span text:style-name="T3">.</text:span><text:span text:style-name="me1"><text:span text:style-name="T17">println</text:span></text:span><text:span text:style-name="br0"><text:span text:style-name="T7">(</text:span></text:span><text:span text:style-name="T3">obj.</text:span><text:span text:style-name="me1"><text:span text:style-name="T17">isequal</text:span></text:span><text:span text:style-name="br0"><text:span text:style-name="T7">)</text:span></text:span><text:span text:style-name="sy0"><text:span text:style-name="T11">;</text:span></text:span><text:span text:style-name="T3"> <text:s text:c="7"/></text:span><text:span text:style-name="br0"><text:span text:style-name="T7">}</text:span></text:span><text:span text:style-name="T3"> </text:span></text:p>
        </text:list-item>
        <text:list-item>
          <text:p text:style-name="P18"><text:span text:style-name="T3"><text:s text:c="4"/></text:span><text:span text:style-name="br0"><text:span text:style-name="T7">}</text:span></text:span></text:p>
        </text:list-item>
      </text:list>
      <text:p text:style-name="P14">a) false<text:line-break/>b) true<text:line-break/>c) 0<text:line-break/>d) 1</text:p>
      <text:p text:style-name="P14">Answer: b<text:line-break/>Explanation: None.<text:line-break/>output:<text:line-break/>$ javac Output.java<text:line-break/>$ java Output<text:line-break/>true</text:p>
      <text:p text:style-name="P9">39. What is the output of this program?</text:p>
      <text:list xml:id="list28509645" text:style-name="WWNum3">
        <text:list-item>
          <text:p text:style-name="P19"><text:span text:style-name="T3"><text:s text:c="4"/></text:span><text:span text:style-name="kw1"><text:span text:style-name="T6">class</text:span></text:span><text:span text:style-name="T3"> box </text:span><text:span text:style-name="br0"><text:span text:style-name="T7">{</text:span></text:span></text:p>
        </text:list-item>
        <text:list-item>
          <text:p text:style-name="P19"><text:soft-page-break/><text:span text:style-name="T3"><text:s text:c="8"/></text:span><text:span text:style-name="kw4"><text:span text:style-name="T10">int</text:span></text:span><text:span text:style-name="T3"> width</text:span><text:span text:style-name="sy0"><text:span text:style-name="T11">;</text:span></text:span></text:p>
        </text:list-item>
        <text:list-item>
          <text:p text:style-name="P19"><text:span text:style-name="T3"><text:s text:c="8"/></text:span><text:span text:style-name="kw4"><text:span text:style-name="T10">int</text:span></text:span><text:span text:style-name="T3"> height</text:span><text:span text:style-name="sy0"><text:span text:style-name="T11">;</text:span></text:span></text:p>
        </text:list-item>
        <text:list-item>
          <text:p text:style-name="P19"><text:span text:style-name="T3"><text:s text:c="8"/></text:span><text:span text:style-name="kw4"><text:span text:style-name="T10">int</text:span></text:span><text:span text:style-name="T3"> length</text:span><text:span text:style-name="sy0"><text:span text:style-name="T11">;</text:span></text:span></text:p>
        </text:list-item>
        <text:list-item>
          <text:p text:style-name="P19"><text:span text:style-name="T3"><text:s text:c="8"/></text:span><text:span text:style-name="kw4"><text:span text:style-name="T10">int</text:span></text:span><text:span text:style-name="T3"> volume</text:span><text:span text:style-name="sy0"><text:span text:style-name="T11">;</text:span></text:span></text:p>
        </text:list-item>
        <text:list-item>
          <text:p text:style-name="P19"><text:span text:style-name="T3"><text:s text:c="8"/></text:span><text:span text:style-name="kw4"><text:span text:style-name="T10">void</text:span></text:span><text:span text:style-name="T3"> finalize</text:span><text:span text:style-name="br0"><text:span text:style-name="T7">()</text:span></text:span><text:span text:style-name="T3"> </text:span><text:span text:style-name="br0"><text:span text:style-name="T7">{</text:span></text:span></text:p>
        </text:list-item>
        <text:list-item>
          <text:p text:style-name="P19"><text:span text:style-name="T3"><text:s text:c="12"/>volume </text:span><text:span text:style-name="sy0"><text:span text:style-name="T11">=</text:span></text:span><text:span text:style-name="T3"> width</text:span><text:span text:style-name="sy0"><text:span text:style-name="T11">*</text:span></text:span><text:span text:style-name="T3">height</text:span><text:span text:style-name="sy0"><text:span text:style-name="T11">*</text:span></text:span><text:span text:style-name="T3">length</text:span><text:span text:style-name="sy0"><text:span text:style-name="T11">;</text:span></text:span></text:p>
        </text:list-item>
        <text:list-item>
          <text:p text:style-name="P19"><text:span text:style-name="T3"><text:s text:c="12"/></text:span><text:span text:style-name="kw3"><text:span text:style-name="T15">System</text:span></text:span><text:span text:style-name="T3">.</text:span><text:span text:style-name="me1"><text:span text:style-name="T17">out</text:span></text:span><text:span text:style-name="T3">.</text:span><text:span text:style-name="me1"><text:span text:style-name="T17">println</text:span></text:span><text:span text:style-name="br0"><text:span text:style-name="T7">(</text:span></text:span><text:span text:style-name="T3">volume</text:span><text:span text:style-name="br0"><text:span text:style-name="T7">)</text:span></text:span><text:span text:style-name="sy0"><text:span text:style-name="T11">;</text:span></text:span></text:p>
        </text:list-item>
        <text:list-item>
          <text:p text:style-name="P19"><text:span text:style-name="T3"><text:s text:c="8"/></text:span><text:span text:style-name="br0"><text:span text:style-name="T7">}</text:span></text:span></text:p>
        </text:list-item>
        <text:list-item>
          <text:p text:style-name="P19"><text:span text:style-name="T3"><text:s text:c="8"/></text:span><text:span text:style-name="kw1"><text:span text:style-name="T6">protected</text:span></text:span><text:span text:style-name="T3"> </text:span><text:span text:style-name="kw4"><text:span text:style-name="T10">void</text:span></text:span><text:span text:style-name="T3"> volume</text:span><text:span text:style-name="br0"><text:span text:style-name="T7">()</text:span></text:span><text:span text:style-name="T3"> </text:span><text:span text:style-name="br0"><text:span text:style-name="T7">{</text:span></text:span></text:p>
        </text:list-item>
        <text:list-item>
          <text:p text:style-name="P19"><text:span text:style-name="T3"><text:s text:c="12"/>volume </text:span><text:span text:style-name="sy0"><text:span text:style-name="T11">=</text:span></text:span><text:span text:style-name="T3"> width</text:span><text:span text:style-name="sy0"><text:span text:style-name="T11">*</text:span></text:span><text:span text:style-name="T3">height</text:span><text:span text:style-name="sy0"><text:span text:style-name="T11">*</text:span></text:span><text:span text:style-name="T3">length</text:span><text:span text:style-name="sy0"><text:span text:style-name="T11">;</text:span></text:span></text:p>
        </text:list-item>
        <text:list-item>
          <text:p text:style-name="P19"><text:span text:style-name="T3"><text:s text:c="12"/></text:span><text:span text:style-name="kw3"><text:span text:style-name="T15">System</text:span></text:span><text:span text:style-name="T3">.</text:span><text:span text:style-name="me1"><text:span text:style-name="T17">out</text:span></text:span><text:span text:style-name="T3">.</text:span><text:span text:style-name="me1"><text:span text:style-name="T17">println</text:span></text:span><text:span text:style-name="br0"><text:span text:style-name="T7">(</text:span></text:span><text:span text:style-name="T3">volume</text:span><text:span text:style-name="br0"><text:span text:style-name="T7">)</text:span></text:span><text:span text:style-name="sy0"><text:span text:style-name="T11">;</text:span></text:span></text:p>
        </text:list-item>
        <text:list-item>
          <text:p text:style-name="P19"><text:span text:style-name="T3"><text:s text:c="7"/></text:span><text:span text:style-name="br0"><text:span text:style-name="T7">}</text:span></text:span><text:span text:style-name="T3"> </text:span></text:p>
        </text:list-item>
        <text:list-item>
          <text:p text:style-name="P19"><text:span text:style-name="T3"><text:s text:c="4"/></text:span><text:span text:style-name="br0"><text:span text:style-name="T7">}</text:span></text:span><text:span text:style-name="T3"> <text:s text:c="3"/></text:span></text:p>
        </text:list-item>
        <text:list-item>
          <text:p text:style-name="P19"><text:span text:style-name="T3"><text:s text:c="4"/></text:span><text:span text:style-name="kw1"><text:span text:style-name="T6">class</text:span></text:span><text:span text:style-name="T3"> Output </text:span><text:span text:style-name="br0"><text:span text:style-name="T7">{</text:span></text:span><text:span text:style-name="T3"> </text:span></text:p>
        </text:list-item>
        <text:list-item>
          <text:p text:style-name="P19"><text:span text:style-name="T3"><text:s text:c="8"/></text:span><text:span text:style-name="kw1"><text:span text:style-name="T6">public</text:span></text:span><text:span text:style-name="T3"> </text:span><text:span text:style-name="kw1"><text:span text:style-name="T6">static</text:span></text:span><text:span text:style-name="T3"> </text:span><text:span text:style-name="kw4"><text:span text:style-name="T10">void</text:span></text:span><text:span text:style-name="T3"> main</text:span><text:span text:style-name="br0"><text:span text:style-name="T7">(</text:span></text:span><text:span text:style-name="kw3"><text:span text:style-name="T15">String</text:span></text:span><text:span text:style-name="T3"> args</text:span><text:span text:style-name="br0"><text:span text:style-name="T7">[])</text:span></text:span></text:p>
        </text:list-item>
        <text:list-item>
          <text:p text:style-name="P19"><text:span text:style-name="T3"><text:s text:c="8"/></text:span><text:span text:style-name="br0"><text:span text:style-name="T7">{</text:span></text:span></text:p>
        </text:list-item>
        <text:list-item>
          <text:p text:style-name="P19"><text:span text:style-name="T3"><text:s text:c="12"/>box obj </text:span><text:span text:style-name="sy0"><text:span text:style-name="T11">=</text:span></text:span><text:span text:style-name="T3"> </text:span><text:span text:style-name="kw1"><text:span text:style-name="T6">new</text:span></text:span><text:span text:style-name="T3"> box</text:span><text:span text:style-name="br0"><text:span text:style-name="T7">()</text:span></text:span><text:span text:style-name="sy0"><text:span text:style-name="T11">;</text:span></text:span></text:p>
        </text:list-item>
        <text:list-item>
          <text:p text:style-name="P19"><text:span text:style-name="T3"><text:s text:c="12"/>obj.</text:span><text:span text:style-name="me1"><text:span text:style-name="T17">volume</text:span></text:span><text:span text:style-name="br0"><text:span text:style-name="T7">()</text:span></text:span><text:span text:style-name="sy0"><text:span text:style-name="T11">;</text:span></text:span></text:p>
        </text:list-item>
        <text:list-item>
          <text:p text:style-name="P19"><text:span text:style-name="T3"><text:s text:c="8"/></text:span><text:span text:style-name="br0"><text:span text:style-name="T7">}</text:span></text:span><text:span text:style-name="T3"> </text:span></text:p>
        </text:list-item>
        <text:list-item>
          <text:p text:style-name="P19"><text:span text:style-name="T3"><text:s text:c="4"/></text:span><text:span text:style-name="br0"><text:span text:style-name="T7">}</text:span></text:span></text:p>
        </text:list-item>
      </text:list>
      <text:p text:style-name="P14">a) 150<text:line-break/>b) 200<text:line-break/>c) Runtime error<text:line-break/>d) Compilation error</text:p>
      <text:p text:style-name="P14">Answer: a<text:line-break/>Explanation: None.<text:line-break/>output:<text:line-break/>$ javac Output.java<text:line-break/>$ java Output<text:line-break/>150</text:p>
      <text:p text:style-name="P8"><text:span text:style-name="T1">4</text:span><text:bookmark text:name="_GoBack"/><text:span text:style-name="T1">0. What is the output of this program?</text:span></text:p>
      <text:list xml:id="list28491191" text:style-name="WWNum4">
        <text:list-item>
          <text:p text:style-name="P20"><text:span text:style-name="T3"><text:s text:c="4"/></text:span><text:span text:style-name="kw1"><text:span text:style-name="T6">class</text:span></text:span><text:span text:style-name="T3"> area </text:span><text:span text:style-name="br0"><text:span text:style-name="T7">{</text:span></text:span></text:p>
        </text:list-item>
        <text:list-item>
          <text:p text:style-name="P20"><text:span text:style-name="T3"><text:s text:c="8"/></text:span><text:span text:style-name="kw4"><text:span text:style-name="T10">int</text:span></text:span><text:span text:style-name="T3"> width</text:span><text:span text:style-name="sy0"><text:span text:style-name="T11">;</text:span></text:span></text:p>
        </text:list-item>
        <text:list-item>
          <text:p text:style-name="P20"><text:span text:style-name="T3"><text:s text:c="8"/></text:span><text:span text:style-name="kw4"><text:span text:style-name="T10">int</text:span></text:span><text:span text:style-name="T3"> length</text:span><text:span text:style-name="sy0"><text:span text:style-name="T11">;</text:span></text:span></text:p>
        </text:list-item>
        <text:list-item>
          <text:p text:style-name="P20"><text:span text:style-name="T3"><text:s text:c="8"/></text:span><text:span text:style-name="kw4"><text:span text:style-name="T10">int</text:span></text:span><text:span text:style-name="T3"> area</text:span><text:span text:style-name="sy0"><text:span text:style-name="T11">;</text:span></text:span></text:p>
        </text:list-item>
        <text:list-item>
          <text:p text:style-name="P20"><text:span text:style-name="T3"><text:s text:c="8"/></text:span><text:span text:style-name="kw4"><text:span text:style-name="T10">void</text:span></text:span><text:span text:style-name="T3"> area</text:span><text:span text:style-name="br0"><text:span text:style-name="T7">(</text:span></text:span><text:span text:style-name="kw4"><text:span text:style-name="T10">int</text:span></text:span><text:span text:style-name="T3"> width, </text:span><text:span text:style-name="kw4"><text:span text:style-name="T10">int</text:span></text:span><text:span text:style-name="T3"> length</text:span><text:span text:style-name="br0"><text:span text:style-name="T7">)</text:span></text:span><text:span text:style-name="T3"> </text:span><text:span text:style-name="br0"><text:span text:style-name="T7">{</text:span></text:span></text:p>
        </text:list-item>
        <text:list-item>
          <text:p text:style-name="P20"><text:span text:style-name="T3"><text:s text:c="12"/></text:span><text:span text:style-name="kw1"><text:span text:style-name="T6">this</text:span></text:span><text:span text:style-name="T3">.</text:span><text:span text:style-name="me1"><text:span text:style-name="T17">width</text:span></text:span><text:span text:style-name="T3"> </text:span><text:span text:style-name="sy0"><text:span text:style-name="T11">=</text:span></text:span><text:span text:style-name="T3"> width</text:span><text:span text:style-name="sy0"><text:span text:style-name="T11">;</text:span></text:span></text:p>
        </text:list-item>
        <text:list-item>
          <text:p text:style-name="P20"><text:span text:style-name="T3"><text:s text:c="12"/></text:span><text:span text:style-name="kw1"><text:span text:style-name="T6">this</text:span></text:span><text:span text:style-name="T3">.</text:span><text:span text:style-name="me1"><text:span text:style-name="T17">length</text:span></text:span><text:span text:style-name="T3"> </text:span><text:span text:style-name="sy0"><text:span text:style-name="T11">=</text:span></text:span><text:span text:style-name="T3"> length</text:span><text:span text:style-name="sy0"><text:span text:style-name="T11">;</text:span></text:span></text:p>
        </text:list-item>
        <text:list-item>
          <text:p text:style-name="P20"><text:span text:style-name="T3"><text:s text:c="8"/></text:span><text:span text:style-name="br0"><text:span text:style-name="T7">}</text:span></text:span></text:p>
        </text:list-item>
        <text:list-item>
          <text:p text:style-name="P21"><text:s/></text:p>
        </text:list-item>
        <text:list-item>
          <text:p text:style-name="P20"><text:soft-page-break/><text:span text:style-name="T3"><text:s text:c="4"/></text:span><text:span text:style-name="br0"><text:span text:style-name="T7">}</text:span></text:span><text:span text:style-name="T3"> <text:s text:c="3"/></text:span></text:p>
        </text:list-item>
        <text:list-item>
          <text:p text:style-name="P20"><text:span text:style-name="T3"><text:s text:c="4"/></text:span><text:span text:style-name="kw1"><text:span text:style-name="T6">class</text:span></text:span><text:span text:style-name="T3"> Output </text:span><text:span text:style-name="br0"><text:span text:style-name="T7">{</text:span></text:span></text:p>
        </text:list-item>
        <text:list-item>
          <text:p text:style-name="P20"><text:span text:style-name="T3"><text:s text:c="8"/></text:span><text:span text:style-name="kw1"><text:span text:style-name="T6">public</text:span></text:span><text:span text:style-name="T3"> </text:span><text:span text:style-name="kw1"><text:span text:style-name="T6">static</text:span></text:span><text:span text:style-name="T3"> </text:span><text:span text:style-name="kw4"><text:span text:style-name="T10">void</text:span></text:span><text:span text:style-name="T3"> main</text:span><text:span text:style-name="br0"><text:span text:style-name="T7">(</text:span></text:span><text:span text:style-name="kw3"><text:span text:style-name="T15">String</text:span></text:span><text:span text:style-name="T3"> args</text:span><text:span text:style-name="br0"><text:span text:style-name="T7">[])</text:span></text:span></text:p>
        </text:list-item>
        <text:list-item>
          <text:p text:style-name="P20"><text:span text:style-name="T3"><text:s text:c="8"/></text:span><text:span text:style-name="br0"><text:span text:style-name="T7">{</text:span></text:span></text:p>
        </text:list-item>
        <text:list-item>
          <text:p text:style-name="P20"><text:span text:style-name="T3"><text:s text:c="12"/>area obj </text:span><text:span text:style-name="sy0"><text:span text:style-name="T11">=</text:span></text:span><text:span text:style-name="T3"> </text:span><text:span text:style-name="kw1"><text:span text:style-name="T6">new</text:span></text:span><text:span text:style-name="T3"> area</text:span><text:span text:style-name="br0"><text:span text:style-name="T7">()</text:span></text:span><text:span text:style-name="sy0"><text:span text:style-name="T11">;</text:span></text:span></text:p>
        </text:list-item>
        <text:list-item>
          <text:p text:style-name="P20"><text:span text:style-name="T3"><text:s text:c="12"/>obj.</text:span><text:span text:style-name="me1"><text:span text:style-name="T17">area</text:span></text:span><text:span text:style-name="br0"><text:span text:style-name="T7">(</text:span></text:span><text:span text:style-name="nu0"><text:span text:style-name="T13">5</text:span></text:span><text:span text:style-name="T3"> , </text:span><text:span text:style-name="nu0"><text:span text:style-name="T13">6</text:span></text:span><text:span text:style-name="br0"><text:span text:style-name="T7">)</text:span></text:span><text:span text:style-name="sy0"><text:span text:style-name="T11">;</text:span></text:span></text:p>
        </text:list-item>
        <text:list-item>
          <text:p text:style-name="P20"><text:span text:style-name="T3"><text:s text:c="12"/></text:span><text:span text:style-name="kw3"><text:span text:style-name="T15">System</text:span></text:span><text:span text:style-name="T3">.</text:span><text:span text:style-name="me1"><text:span text:style-name="T17">out</text:span></text:span><text:span text:style-name="T3">.</text:span><text:span text:style-name="me1"><text:span text:style-name="T17">println</text:span></text:span><text:span text:style-name="br0"><text:span text:style-name="T7">(</text:span></text:span><text:span text:style-name="T3">obj.</text:span><text:span text:style-name="me1"><text:span text:style-name="T17">length</text:span></text:span><text:span text:style-name="T3"> </text:span><text:span text:style-name="sy0"><text:span text:style-name="T11">+</text:span></text:span><text:span text:style-name="T3"> </text:span><text:span text:style-name="st0"><text:span text:style-name="T19">" "</text:span></text:span><text:span text:style-name="T3"> </text:span><text:span text:style-name="sy0"><text:span text:style-name="T11">+</text:span></text:span><text:span text:style-name="T3"> obj.</text:span><text:span text:style-name="me1"><text:span text:style-name="T17">width</text:span></text:span><text:span text:style-name="br0"><text:span text:style-name="T7">)</text:span></text:span><text:span text:style-name="sy0"><text:span text:style-name="T11">;</text:span></text:span><text:span text:style-name="T3"> <text:s text:c="7"/></text:span></text:p>
        </text:list-item>
        <text:list-item>
          <text:p text:style-name="P20"><text:span text:style-name="T3"><text:s text:c="8"/></text:span><text:span text:style-name="br0"><text:span text:style-name="T7">}</text:span></text:span><text:span text:style-name="T3"> </text:span></text:p>
        </text:list-item>
        <text:list-item>
          <text:p text:style-name="P20"><text:span text:style-name="T3"><text:s text:c="4"/></text:span><text:span text:style-name="br0"><text:span text:style-name="T7">}</text:span></text:span></text:p>
        </text:list-item>
      </text:list>
      <text:p text:style-name="P14">a) 0 0<text:line-break/>b) 5 6<text:line-break/>c) 6 5<text:line-break/>d) 5 5</text:p>
      <text:p text:style-name="P14">Answer: c<text:line-break/>Explanation: this keyword can be used inside any method to refer to the current object. this isalways a reference to the object on which the method was invoked.<text:line-break/>output:<text:line-break/>$ javac Output.java<text:line-break/>$ java Output<text:line-break/>6 5 </text:p>
      <text:p text:style-name="P14"/>
      <text:p text:style-name="P6">1. Should a main() method be compulsorily declared in all java classes?</text:p>
      <text:p text:style-name="P4">No not required. <text:span text:style-name="T27">main()</text:span> method should be defined only if the source class is a java application.</text:p>
      <text:list xml:id="list28496569" text:style-name="L1">
        <text:list-item>
          <text:p text:style-name="P27">Write a singleton class.</text:p>
        </text:list-item>
        <text:list-item>
          <text:p text:style-name="P27">Write a program to create deadlock between two threads. </text:p>
          <text:p text:style-name="P15"><text:span text:style-name="Source_20_Text"><text:span text:style-name="T23">public</text:span></text:span><text:span text:style-name="T23"> </text:span><text:span text:style-name="Source_20_Text"><text:span text:style-name="T23">class</text:span></text:span><text:span text:style-name="T23"> </text:span><text:span text:style-name="Source_20_Text"><text:span text:style-name="T23">MyDeadlock {</text:span></text:span></text:p>
        </text:list-item>
      </text:list>
      <text:p text:style-name="P4"><text:s/></text:p>
      <text:p text:style-name="P5"><text:span text:style-name="Source_20_Text"><text:span text:style-name="T25"><text:s text:c="4"/></text:span></text:span><text:span text:style-name="Source_20_Text"><text:span text:style-name="T23">String str1 = "Java";</text:span></text:span></text:p>
      <text:p text:style-name="P5"><text:span text:style-name="Source_20_Text"><text:span text:style-name="T25"><text:s text:c="4"/></text:span></text:span><text:span text:style-name="Source_20_Text"><text:span text:style-name="T23">String str2 = "UNIX";</text:span></text:span></text:p>
      <text:p text:style-name="P5"><text:span text:style-name="Source_20_Text"><text:span text:style-name="T25"><text:s text:c="4"/></text:span></text:span><text:span text:style-name="T25"><text:s/></text:span></text:p>
      <text:p text:style-name="P5"><text:span text:style-name="Source_20_Text"><text:span text:style-name="T25"><text:s text:c="4"/></text:span></text:span><text:span text:style-name="Source_20_Text"><text:span text:style-name="T23">Thread trd1 = new</text:span></text:span><text:span text:style-name="T23"> </text:span><text:span text:style-name="Source_20_Text"><text:span text:style-name="T23">Thread("My Thread 1"){</text:span></text:span></text:p>
      <text:p text:style-name="P5"><text:span text:style-name="Source_20_Text"><text:span text:style-name="T25"><text:s text:c="8"/></text:span></text:span><text:span text:style-name="Source_20_Text"><text:span text:style-name="T23">public</text:span></text:span><text:span text:style-name="T23"> </text:span><text:span text:style-name="Source_20_Text"><text:span text:style-name="T23">void</text:span></text:span><text:span text:style-name="T23"> </text:span><text:span text:style-name="Source_20_Text"><text:span text:style-name="T23">run(){</text:span></text:span></text:p>
      <text:p text:style-name="P5"><text:span text:style-name="Source_20_Text"><text:span text:style-name="T25"><text:s text:c="12"/></text:span></text:span><text:span text:style-name="Source_20_Text"><text:span text:style-name="T23">while(true){</text:span></text:span></text:p>
      <text:p text:style-name="P5"><text:span text:style-name="Source_20_Text"><text:span text:style-name="T25"><text:s text:c="16"/></text:span></text:span><text:span text:style-name="Source_20_Text"><text:span text:style-name="T23">synchronized(str1){</text:span></text:span></text:p>
      <text:p text:style-name="P5"><text:span text:style-name="Source_20_Text"><text:span text:style-name="T25"><text:s text:c="20"/></text:span></text:span><text:span text:style-name="Source_20_Text"><text:span text:style-name="T23">synchronized(str2){</text:span></text:span></text:p>
      <text:p text:style-name="P5"><text:span text:style-name="Source_20_Text"><text:span text:style-name="T25"><text:s text:c="24"/></text:span></text:span><text:span text:style-name="Source_20_Text"><text:span text:style-name="T23">System.out.println(str1 + str2);</text:span></text:span></text:p>
      <text:p text:style-name="P5"><text:span text:style-name="Source_20_Text"><text:span text:style-name="T25"><text:s text:c="20"/></text:span></text:span><text:span text:style-name="Source_20_Text"><text:span text:style-name="T23">}</text:span></text:span></text:p>
      <text:p text:style-name="P5"><text:span text:style-name="Source_20_Text"><text:span text:style-name="T25"><text:s text:c="16"/></text:span></text:span><text:span text:style-name="Source_20_Text"><text:span text:style-name="T23">}</text:span></text:span></text:p>
      <text:p text:style-name="P5"><text:span text:style-name="Source_20_Text"><text:span text:style-name="T25"><text:s text:c="12"/></text:span></text:span><text:span text:style-name="Source_20_Text"><text:span text:style-name="T23">}</text:span></text:span></text:p>
      <text:p text:style-name="P5"><text:soft-page-break/><text:span text:style-name="Source_20_Text"><text:span text:style-name="T25"><text:s text:c="8"/></text:span></text:span><text:span text:style-name="Source_20_Text"><text:span text:style-name="T23">}</text:span></text:span></text:p>
      <text:p text:style-name="P5"><text:span text:style-name="Source_20_Text"><text:span text:style-name="T21"><text:s text:c="3"/></text:span></text:span><text:span text:style-name="Source_20_Text"><text:span text:style-name="T25"><text:s/></text:span></text:span><text:span text:style-name="Source_20_Text"><text:span text:style-name="T23">};</text:span></text:span></text:p>
      <text:p text:style-name="P5"><text:span text:style-name="Source_20_Text"><text:span text:style-name="T25"><text:s text:c="4"/></text:span></text:span><text:span text:style-name="T25"><text:s/></text:span></text:p>
      <text:p text:style-name="P5"><text:span text:style-name="Source_20_Text"><text:span text:style-name="T25"><text:s text:c="4"/></text:span></text:span><text:span text:style-name="Source_20_Text"><text:span text:style-name="T23">Thread trd2 = new</text:span></text:span><text:span text:style-name="T23"> </text:span><text:span text:style-name="Source_20_Text"><text:span text:style-name="T23">Thread("My Thread 2"){</text:span></text:span></text:p>
      <text:p text:style-name="P5"><text:span text:style-name="Source_20_Text"><text:span text:style-name="T25"><text:s text:c="8"/></text:span></text:span><text:span text:style-name="Source_20_Text"><text:span text:style-name="T23">public</text:span></text:span><text:span text:style-name="T23"> </text:span><text:span text:style-name="Source_20_Text"><text:span text:style-name="T23">void</text:span></text:span><text:span text:style-name="T23"> </text:span><text:span text:style-name="Source_20_Text"><text:span text:style-name="T23">run(){</text:span></text:span></text:p>
      <text:p text:style-name="P5"><text:span text:style-name="Source_20_Text"><text:span text:style-name="T25"><text:s text:c="12"/></text:span></text:span><text:span text:style-name="Source_20_Text"><text:span text:style-name="T23">while(true){</text:span></text:span></text:p>
      <text:p text:style-name="P5"><text:span text:style-name="Source_20_Text"><text:span text:style-name="T25"><text:s text:c="16"/></text:span></text:span><text:span text:style-name="Source_20_Text"><text:span text:style-name="T23">synchronized(str2){</text:span></text:span></text:p>
      <text:p text:style-name="P5"><text:span text:style-name="Source_20_Text"><text:span text:style-name="T25"><text:s text:c="20"/></text:span></text:span><text:span text:style-name="Source_20_Text"><text:span text:style-name="T23">synchronized(str1){</text:span></text:span></text:p>
      <text:p text:style-name="P5"><text:span text:style-name="Source_20_Text"><text:span text:style-name="T25"><text:s text:c="24"/></text:span></text:span><text:span text:style-name="Source_20_Text"><text:span text:style-name="T23">System.out.println(str2 + str1);</text:span></text:span></text:p>
      <text:p text:style-name="P5"><text:span text:style-name="Source_20_Text"><text:span text:style-name="T25"><text:s text:c="20"/></text:span></text:span><text:span text:style-name="Source_20_Text"><text:span text:style-name="T23">}</text:span></text:span></text:p>
      <text:p text:style-name="P5"><text:span text:style-name="Source_20_Text"><text:span text:style-name="T25"><text:s text:c="16"/></text:span></text:span><text:span text:style-name="Source_20_Text"><text:span text:style-name="T23">}</text:span></text:span></text:p>
      <text:p text:style-name="P5"><text:span text:style-name="Source_20_Text"><text:span text:style-name="T25"><text:s text:c="12"/></text:span></text:span><text:span text:style-name="Source_20_Text"><text:span text:style-name="T23">}</text:span></text:span></text:p>
      <text:p text:style-name="P5"><text:span text:style-name="Source_20_Text"><text:span text:style-name="T25"><text:s text:c="8"/></text:span></text:span><text:span text:style-name="Source_20_Text"><text:span text:style-name="T23">}</text:span></text:span></text:p>
      <text:p text:style-name="P5"><text:span text:style-name="Source_20_Text"><text:span text:style-name="T25"><text:s text:c="4"/></text:span></text:span><text:span text:style-name="Source_20_Text"><text:span text:style-name="T23">};</text:span></text:span></text:p>
      <text:p text:style-name="P5"><text:span text:style-name="Source_20_Text"><text:span text:style-name="T25"><text:s text:c="4"/></text:span></text:span><text:span text:style-name="T25"><text:s/></text:span></text:p>
      <text:p text:style-name="P5"><text:span text:style-name="Source_20_Text"><text:span text:style-name="T25"><text:s text:c="4"/></text:span></text:span><text:span text:style-name="Source_20_Text"><text:span text:style-name="T23">public</text:span></text:span><text:span text:style-name="T23"> </text:span><text:span text:style-name="Source_20_Text"><text:span text:style-name="T23">static</text:span></text:span><text:span text:style-name="T23"> </text:span><text:span text:style-name="Source_20_Text"><text:span text:style-name="T23">void</text:span></text:span><text:span text:style-name="T23"> </text:span><text:span text:style-name="Source_20_Text"><text:span text:style-name="T23">main(String a[]){</text:span></text:span></text:p>
      <text:p text:style-name="P5"><text:span text:style-name="Source_20_Text"><text:span text:style-name="T25"><text:s text:c="8"/></text:span></text:span><text:span text:style-name="Source_20_Text"><text:span text:style-name="T23">MyDeadlock mdl = new</text:span></text:span><text:span text:style-name="T23"> </text:span><text:span text:style-name="Source_20_Text"><text:span text:style-name="T23">MyDeadlock();</text:span></text:span></text:p>
      <text:p text:style-name="P5"><text:span text:style-name="Source_20_Text"><text:span text:style-name="T25"><text:s text:c="8"/></text:span></text:span><text:span text:style-name="Source_20_Text"><text:span text:style-name="T23">mdl.trd1.start();</text:span></text:span></text:p>
      <text:p text:style-name="P5"><text:span text:style-name="Source_20_Text"><text:span text:style-name="T25"><text:s text:c="8"/></text:span></text:span><text:span text:style-name="Source_20_Text"><text:span text:style-name="T23">mdl.trd2.start();</text:span></text:span></text:p>
      <text:p text:style-name="P5"><text:span text:style-name="Source_20_Text"><text:span text:style-name="T25"><text:s text:c="4"/></text:span></text:span><text:span text:style-name="Source_20_Text"><text:span text:style-name="T23">}</text:span></text:span></text:p>
      <text:p text:style-name="P5"><text:span text:style-name="Source_20_Text"><text:span text:style-name="T23">}</text:span></text:span></text:p>
      <text:list xml:id="list28513033" text:style-name="L2">
        <text:list-header>
          <text:p text:style-name="P17"/>
        </text:list-header>
      </text:list>
      <text:p text:style-name="P2"/>
      <text:p text:style-name="P2"/>
      <text:list xml:id="list28505784" text:style-name="L3">
        <text:list-item>
          <text:p text:style-name="P28">Write a program to reverse a number.</text:p>
          <text:list>
            <text:list-header>
              <text:p text:style-name="P16"><text:span text:style-name="Source_20_Text"><text:span text:style-name="T23">public</text:span></text:span><text:span text:style-name="T23"> </text:span><text:span text:style-name="Source_20_Text"><text:span text:style-name="T23">class</text:span></text:span><text:span text:style-name="T23"> </text:span><text:span text:style-name="Source_20_Text"><text:span text:style-name="T23">NumberReverse {</text:span></text:span></text:p>
            </text:list-header>
          </text:list>
        </text:list-item>
      </text:list>
      <text:p text:style-name="P4"><text:s/></text:p>
      <text:p text:style-name="P5"><text:span text:style-name="Source_20_Text"><text:span text:style-name="T25"><text:s text:c="4"/></text:span></text:span><text:span text:style-name="Source_20_Text"><text:span text:style-name="T23">public</text:span></text:span><text:span text:style-name="T23"> </text:span><text:span text:style-name="Source_20_Text"><text:span text:style-name="T23">int</text:span></text:span><text:span text:style-name="T23"> </text:span><text:span text:style-name="Source_20_Text"><text:span text:style-name="T23">reverseNumber(int</text:span></text:span><text:span text:style-name="T23"> </text:span><text:span text:style-name="Source_20_Text"><text:span text:style-name="T23">number){</text:span></text:span></text:p>
      <text:p text:style-name="P5"><text:span text:style-name="Source_20_Text"><text:span text:style-name="T25"><text:s text:c="8"/></text:span></text:span><text:span text:style-name="T25"><text:s/></text:span></text:p>
      <text:p text:style-name="P5"><text:span text:style-name="Source_20_Text"><text:span text:style-name="T25"><text:s text:c="8"/></text:span></text:span><text:span text:style-name="Source_20_Text"><text:span text:style-name="T23">int</text:span></text:span><text:span text:style-name="T23"> </text:span><text:span text:style-name="Source_20_Text"><text:span text:style-name="T23">reverse = 0;</text:span></text:span></text:p>
      <text:p text:style-name="P5"><text:span text:style-name="Source_20_Text"><text:span text:style-name="T25"><text:s text:c="8"/></text:span></text:span><text:span text:style-name="Source_20_Text"><text:span text:style-name="T23">while(number != 0){</text:span></text:span></text:p>
      <text:p text:style-name="P5"><text:span text:style-name="Source_20_Text"><text:span text:style-name="T25"><text:s text:c="12"/></text:span></text:span><text:span text:style-name="Source_20_Text"><text:span text:style-name="T23">reverse = (reverse*10)+(number%10);</text:span></text:span></text:p>
      <text:p text:style-name="P5"><text:span text:style-name="Source_20_Text"><text:span text:style-name="T25"><text:s text:c="12"/></text:span></text:span><text:span text:style-name="Source_20_Text"><text:span text:style-name="T23">number = number/10;</text:span></text:span></text:p>
      <text:p text:style-name="P5"><text:span text:style-name="Source_20_Text"><text:span text:style-name="T25"><text:s text:c="8"/></text:span></text:span><text:span text:style-name="Source_20_Text"><text:span text:style-name="T23">}</text:span></text:span></text:p>
      <text:p text:style-name="P5"><text:span text:style-name="Source_20_Text"><text:span text:style-name="T25"><text:s text:c="8"/></text:span></text:span><text:span text:style-name="Source_20_Text"><text:span text:style-name="T23">return</text:span></text:span><text:span text:style-name="T23"> </text:span><text:span text:style-name="Source_20_Text"><text:span text:style-name="T23">reverse;</text:span></text:span></text:p>
      <text:p text:style-name="P5"><text:span text:style-name="Source_20_Text"><text:span text:style-name="T21"><text:s text:c="4"/></text:span></text:span><text:span text:style-name="Source_20_Text"><text:span text:style-name="T23">}</text:span></text:span></text:p>
      <text:p text:style-name="P5"><text:soft-page-break/><text:span text:style-name="Source_20_Text"><text:span text:style-name="T25"><text:s text:c="4"/></text:span></text:span><text:span text:style-name="T25"><text:s/></text:span></text:p>
      <text:p text:style-name="P5"><text:span text:style-name="Source_20_Text"><text:span text:style-name="T25"><text:s text:c="4"/></text:span></text:span><text:span text:style-name="Source_20_Text"><text:span text:style-name="T23">public</text:span></text:span><text:span text:style-name="T23"> </text:span><text:span text:style-name="Source_20_Text"><text:span text:style-name="T23">static</text:span></text:span><text:span text:style-name="T23"> </text:span><text:span text:style-name="Source_20_Text"><text:span text:style-name="T23">void</text:span></text:span><text:span text:style-name="T23"> </text:span><text:span text:style-name="Source_20_Text"><text:span text:style-name="T23">main(String a[]){</text:span></text:span></text:p>
      <text:p text:style-name="P5"><text:span text:style-name="Source_20_Text"><text:span text:style-name="T25"><text:s text:c="8"/></text:span></text:span><text:span text:style-name="Source_20_Text"><text:span text:style-name="T23">NumberReverse nr = new</text:span></text:span><text:span text:style-name="T23"> </text:span><text:span text:style-name="Source_20_Text"><text:span text:style-name="T23">NumberReverse();</text:span></text:span></text:p>
      <text:p text:style-name="P5"><text:span text:style-name="Source_20_Text"><text:span text:style-name="T25"><text:s text:c="8"/></text:span></text:span><text:span text:style-name="Source_20_Text"><text:span text:style-name="T23">System.out.println("Result: "+nr.reverseNumber(17868));</text:span></text:span></text:p>
      <text:p text:style-name="P5"><text:span text:style-name="Source_20_Text"><text:span text:style-name="T25"><text:s text:c="4"/></text:span></text:span><text:span text:style-name="Source_20_Text"><text:span text:style-name="T23">}</text:span></text:span></text:p>
      <text:p text:style-name="P5"><text:span text:style-name="Source_20_Text"><text:span text:style-name="T23">}</text:span></text:span></text:p>
      <text:list xml:id="list28490557" text:style-name="L4">
        <text:list-header>
          <text:p text:style-name="P13"/>
        </text:list-header>
      </text:list>
      <text:p text:style-name="P2"/>
      <text:p text:style-name="P26">Write a program to find out duplicate characters in a string </text:p>
      <text:p text:style-name="P26">Write a program to find top two maximum numbers in a array. </text:p>
      <text:p text:style-name="P5"><text:span text:style-name="Source_20_Text"><text:span text:style-name="T23">public</text:span></text:span><text:span text:style-name="T23"> </text:span><text:span text:style-name="Source_20_Text"><text:span text:style-name="T23">class</text:span></text:span><text:span text:style-name="T23"> </text:span><text:span text:style-name="Source_20_Text"><text:span text:style-name="T23">TwoMaxNumbers {</text:span></text:span></text:p>
      <text:p text:style-name="P4"><text:s/></text:p>
      <text:p text:style-name="P5"><text:span text:style-name="Source_20_Text"><text:span text:style-name="T25"><text:s text:c="4"/></text:span></text:span><text:span text:style-name="Source_20_Text"><text:span text:style-name="T23">public</text:span></text:span><text:span text:style-name="T23"> </text:span><text:span text:style-name="Source_20_Text"><text:span text:style-name="T23">void</text:span></text:span><text:span text:style-name="T23"> </text:span><text:span text:style-name="Source_20_Text"><text:span text:style-name="T23">printTwoMaxNumbers(int[] nums){</text:span></text:span></text:p>
      <text:p text:style-name="P5"><text:span text:style-name="Source_20_Text"><text:span text:style-name="T25"><text:s text:c="8"/></text:span></text:span><text:span text:style-name="Source_20_Text"><text:span text:style-name="T23">int</text:span></text:span><text:span text:style-name="T23"> </text:span><text:span text:style-name="Source_20_Text"><text:span text:style-name="T23">maxOne = 0;</text:span></text:span></text:p>
      <text:p text:style-name="P5"><text:span text:style-name="Source_20_Text"><text:span text:style-name="T25"><text:s text:c="8"/></text:span></text:span><text:span text:style-name="Source_20_Text"><text:span text:style-name="T23">int</text:span></text:span><text:span text:style-name="T23"> </text:span><text:span text:style-name="Source_20_Text"><text:span text:style-name="T23">maxTwo = 0;</text:span></text:span></text:p>
      <text:p text:style-name="P5"><text:span text:style-name="Source_20_Text"><text:span text:style-name="T25"><text:s text:c="8"/></text:span></text:span><text:span text:style-name="Source_20_Text"><text:span text:style-name="T23">for(int</text:span></text:span><text:span text:style-name="T23"> </text:span><text:span text:style-name="Source_20_Text"><text:span text:style-name="T23">n:nums){</text:span></text:span></text:p>
      <text:p text:style-name="P5"><text:span text:style-name="Source_20_Text"><text:span text:style-name="T25"><text:s text:c="12"/></text:span></text:span><text:span text:style-name="Source_20_Text"><text:span text:style-name="T23">if(maxOne &lt; n){</text:span></text:span></text:p>
      <text:p text:style-name="P5"><text:span text:style-name="Source_20_Text"><text:span text:style-name="T25"><text:s text:c="16"/></text:span></text:span><text:span text:style-name="Source_20_Text"><text:span text:style-name="T23">maxTwo = maxOne;</text:span></text:span></text:p>
      <text:p text:style-name="P5"><text:span text:style-name="Source_20_Text"><text:span text:style-name="T25"><text:s text:c="16"/></text:span></text:span><text:span text:style-name="Source_20_Text"><text:span text:style-name="T23">maxOne =n;</text:span></text:span></text:p>
      <text:p text:style-name="P5"><text:span text:style-name="Source_20_Text"><text:span text:style-name="T25"><text:s text:c="12"/></text:span></text:span><text:span text:style-name="Source_20_Text"><text:span text:style-name="T23">} else</text:span></text:span><text:span text:style-name="T23"> </text:span><text:span text:style-name="Source_20_Text"><text:span text:style-name="T23">if(maxTwo &lt; n){</text:span></text:span></text:p>
      <text:p text:style-name="P5"><text:span text:style-name="Source_20_Text"><text:span text:style-name="T25"><text:s text:c="16"/></text:span></text:span><text:span text:style-name="Source_20_Text"><text:span text:style-name="T23">maxTwo = n;</text:span></text:span></text:p>
      <text:p text:style-name="P5"><text:span text:style-name="Source_20_Text"><text:span text:style-name="T25"><text:s text:c="12"/></text:span></text:span><text:span text:style-name="Source_20_Text"><text:span text:style-name="T23">}</text:span></text:span></text:p>
      <text:p text:style-name="P5"><text:span text:style-name="Source_20_Text"><text:span text:style-name="T25"><text:s text:c="8"/></text:span></text:span><text:span text:style-name="Source_20_Text"><text:span text:style-name="T23">}</text:span></text:span></text:p>
      <text:p text:style-name="P5"><text:span text:style-name="Source_20_Text"><text:span text:style-name="T25"><text:s text:c="8"/></text:span></text:span><text:span text:style-name="Source_20_Text"><text:span text:style-name="T23">System.out.println("First Max Number: "+maxOne);</text:span></text:span></text:p>
      <text:p text:style-name="P5"><text:span text:style-name="Source_20_Text"><text:span text:style-name="T25"><text:s text:c="8"/></text:span></text:span><text:span text:style-name="Source_20_Text"><text:span text:style-name="T23">System.out.println("Second Max Number: "+maxTwo);</text:span></text:span></text:p>
      <text:p text:style-name="P5"><text:span text:style-name="Source_20_Text"><text:span text:style-name="T25"><text:s text:c="4"/></text:span></text:span><text:span text:style-name="Source_20_Text"><text:span text:style-name="T23">}</text:span></text:span></text:p>
      <text:p text:style-name="P2"><text:span text:style-name="Source_20_Text"><text:span text:style-name="T21"><text:s text:c="4"/></text:span></text:span><text:span text:style-name="T21"><text:s/></text:span></text:p>
      <text:p text:style-name="P5"><text:span text:style-name="Source_20_Text"><text:span text:style-name="T21"><text:s text:c="4"/></text:span></text:span><text:span text:style-name="Source_20_Text"><text:span text:style-name="T23">public</text:span></text:span><text:span text:style-name="T23"> </text:span><text:span text:style-name="Source_20_Text"><text:span text:style-name="T23">static</text:span></text:span><text:span text:style-name="T23"> </text:span><text:span text:style-name="Source_20_Text"><text:span text:style-name="T23">void</text:span></text:span><text:span text:style-name="T23"> </text:span><text:span text:style-name="Source_20_Text"><text:span text:style-name="T23">main(String a[]){</text:span></text:span></text:p>
      <text:p text:style-name="P5"><text:span text:style-name="Source_20_Text"><text:span text:style-name="T25"><text:s text:c="8"/></text:span></text:span><text:span text:style-name="Source_20_Text"><text:span text:style-name="T23">int</text:span></text:span><text:span text:style-name="T23"> </text:span><text:span text:style-name="Source_20_Text"><text:span text:style-name="T23">num[] = {5,34,78,2,45,1,99,23};</text:span></text:span></text:p>
      <text:p text:style-name="P5"><text:span text:style-name="Source_20_Text"><text:span text:style-name="T25"><text:s text:c="8"/></text:span></text:span><text:span text:style-name="Source_20_Text"><text:span text:style-name="T23">TwoMaxNumbers tmn = new</text:span></text:span><text:span text:style-name="T23"> </text:span><text:span text:style-name="Source_20_Text"><text:span text:style-name="T23">TwoMaxNumbers();</text:span></text:span></text:p>
      <text:p text:style-name="P5"><text:span text:style-name="Source_20_Text"><text:span text:style-name="T25"><text:s text:c="8"/></text:span></text:span><text:span text:style-name="Source_20_Text"><text:span text:style-name="T23">tmn.printTwoMaxNumbers(num);</text:span></text:span></text:p>
      <text:p text:style-name="P5"><text:span text:style-name="Source_20_Text"><text:span text:style-name="T25"><text:s text:c="4"/></text:span></text:span><text:span text:style-name="Source_20_Text"><text:span text:style-name="T23">}</text:span></text:span></text:p>
      <text:p text:style-name="P5"><text:span text:style-name="Source_20_Text"><text:span text:style-name="T23">}</text:span></text:span></text:p>
      <text:p text:style-name="P5"><text:span text:style-name="Source_20_Text"><text:span text:style-name="T24">Write a program to check the given number is a prime number or not? </text:span></text:span></text:p>
      <text:p text:style-name="P5"><text:span text:style-name="Source_20_Text"><text:span text:style-name="T23">public class MyPrimeNumCheck {</text:span></text:span></text:p>
      <text:p text:style-name="P4"><text:s/></text:p>
      <text:p text:style-name="P5"><text:soft-page-break/><text:span text:style-name="Source_20_Text"><text:span text:style-name="T25"><text:s text:c="4"/></text:span></text:span><text:span text:style-name="Source_20_Text"><text:span text:style-name="T23">public</text:span></text:span><text:span text:style-name="T23"> </text:span><text:span text:style-name="Source_20_Text"><text:span text:style-name="T23">boolean</text:span></text:span><text:span text:style-name="T23"> </text:span><text:span text:style-name="Source_20_Text"><text:span text:style-name="T23">isPrimeNumber(int</text:span></text:span><text:span text:style-name="T23"> </text:span><text:span text:style-name="Source_20_Text"><text:span text:style-name="T23">number){</text:span></text:span></text:p>
      <text:p text:style-name="P5"><text:span text:style-name="Source_20_Text"><text:span text:style-name="T25"><text:s text:c="8"/></text:span></text:span><text:span text:style-name="T25"><text:s/></text:span></text:p>
      <text:p text:style-name="P5"><text:span text:style-name="Source_20_Text"><text:span text:style-name="T25"><text:s text:c="8"/></text:span></text:span><text:span text:style-name="Source_20_Text"><text:span text:style-name="T23">for(int</text:span></text:span><text:span text:style-name="T23"> </text:span><text:span text:style-name="Source_20_Text"><text:span text:style-name="T23">i=2; i&lt;=number/2; i++){</text:span></text:span></text:p>
      <text:p text:style-name="P5"><text:span text:style-name="Source_20_Text"><text:span text:style-name="T25"><text:s text:c="12"/></text:span></text:span><text:span text:style-name="Source_20_Text"><text:span text:style-name="T23">if(number % i == 0){</text:span></text:span></text:p>
      <text:p text:style-name="P5"><text:span text:style-name="Source_20_Text"><text:span text:style-name="T25"><text:s text:c="16"/></text:span></text:span><text:span text:style-name="Source_20_Text"><text:span text:style-name="T23">return</text:span></text:span><text:span text:style-name="T23"> </text:span><text:span text:style-name="Source_20_Text"><text:span text:style-name="T23">false;</text:span></text:span></text:p>
      <text:p text:style-name="P5"><text:span text:style-name="Source_20_Text"><text:span text:style-name="T25"><text:s text:c="12"/></text:span></text:span><text:span text:style-name="Source_20_Text"><text:span text:style-name="T23">}</text:span></text:span></text:p>
      <text:p text:style-name="P5"><text:span text:style-name="Source_20_Text"><text:span text:style-name="T25"><text:s text:c="8"/></text:span></text:span><text:span text:style-name="Source_20_Text"><text:span text:style-name="T23">}</text:span></text:span></text:p>
      <text:p text:style-name="P5"><text:span text:style-name="Source_20_Text"><text:span text:style-name="T25"><text:s text:c="8"/></text:span></text:span><text:span text:style-name="Source_20_Text"><text:span text:style-name="T23">return</text:span></text:span><text:span text:style-name="T23"> </text:span><text:span text:style-name="Source_20_Text"><text:span text:style-name="T23">true;</text:span></text:span></text:p>
      <text:p text:style-name="P5"><text:span text:style-name="Source_20_Text"><text:span text:style-name="T25"><text:s text:c="4"/></text:span></text:span><text:span text:style-name="Source_20_Text"><text:span text:style-name="T23">}</text:span></text:span></text:p>
      <text:p text:style-name="P5"><text:span text:style-name="Source_20_Text"><text:span text:style-name="T25"><text:s text:c="4"/></text:span></text:span><text:span text:style-name="T25"><text:s/></text:span></text:p>
      <text:p text:style-name="P5"><text:span text:style-name="Source_20_Text"><text:span text:style-name="T25"><text:s text:c="4"/></text:span></text:span><text:span text:style-name="Source_20_Text"><text:span text:style-name="T23">public</text:span></text:span><text:span text:style-name="T23"> </text:span><text:span text:style-name="Source_20_Text"><text:span text:style-name="T23">static</text:span></text:span><text:span text:style-name="T23"> </text:span><text:span text:style-name="Source_20_Text"><text:span text:style-name="T23">void</text:span></text:span><text:span text:style-name="T23"> </text:span><text:span text:style-name="Source_20_Text"><text:span text:style-name="T23">main(String a[]){</text:span></text:span></text:p>
      <text:p text:style-name="P5"><text:span text:style-name="Source_20_Text"><text:span text:style-name="T25"><text:s text:c="8"/></text:span></text:span><text:span text:style-name="Source_20_Text"><text:span text:style-name="T23">MyPrimeNumCheck mpc = new</text:span></text:span><text:span text:style-name="T23"> </text:span><text:span text:style-name="Source_20_Text"><text:span text:style-name="T23">MyPrimeNumCheck();</text:span></text:span></text:p>
      <text:p text:style-name="P5"><text:span text:style-name="Source_20_Text"><text:span text:style-name="T25"><text:s text:c="8"/></text:span></text:span><text:span text:style-name="Source_20_Text"><text:span text:style-name="T23">System.out.println("Is 17 prime number? "+mpc.isPrimeNumber(17));</text:span></text:span></text:p>
      <text:p text:style-name="P5"><text:span text:style-name="Source_20_Text"><text:span text:style-name="T25"><text:s text:c="8"/></text:span></text:span><text:span text:style-name="Source_20_Text"><text:span text:style-name="T23">System.out.println("Is 19 prime number? "+mpc.isPrimeNumber(19));</text:span></text:span></text:p>
      <text:p text:style-name="P5"><text:span text:style-name="Source_20_Text"><text:span text:style-name="T25"><text:s text:c="8"/></text:span></text:span><text:span text:style-name="Source_20_Text"><text:span text:style-name="T23">System.out.println("Is 15 prime number? "+mpc.isPrimeNumber(15));</text:span></text:span></text:p>
      <text:p text:style-name="P5"><text:span text:style-name="Source_20_Text"><text:span text:style-name="T25"><text:s text:c="4"/></text:span></text:span><text:span text:style-name="Source_20_Text"><text:span text:style-name="T23">}</text:span></text:span></text:p>
      <text:p text:style-name="P5"><text:span text:style-name="Source_20_Text"><text:span text:style-name="T23">}</text:span></text:span></text:p>
      <text:p text:style-name="P7"><text:span text:style-name="Source_20_Text"><text:span text:style-name="T22">How to get distinct elements from an array by avoiding duplicate elements? </text:span></text:span></text:p>
      <text:p text:style-name="P5"><text:span text:style-name="Source_20_Text"><text:span text:style-name="T23">public class MyDisticntElements {</text:span></text:span></text:p>
      <text:p text:style-name="P4"><text:s/></text:p>
      <text:p text:style-name="P5"><text:span text:style-name="Source_20_Text"><text:span text:style-name="T25"><text:s text:c="4"/></text:span></text:span><text:span text:style-name="Source_20_Text"><text:span text:style-name="T23">public</text:span></text:span><text:span text:style-name="T23"> </text:span><text:span text:style-name="Source_20_Text"><text:span text:style-name="T23">static</text:span></text:span><text:span text:style-name="T23"> </text:span><text:span text:style-name="Source_20_Text"><text:span text:style-name="T23">void</text:span></text:span><text:span text:style-name="T23"> </text:span><text:span text:style-name="Source_20_Text"><text:span text:style-name="T23">printDistinctElements(int[] arr){</text:span></text:span></text:p>
      <text:p text:style-name="P5"><text:span text:style-name="Source_20_Text"><text:span text:style-name="T25"><text:s text:c="8"/></text:span></text:span><text:span text:style-name="T25"><text:s/></text:span></text:p>
      <text:p text:style-name="P5"><text:span text:style-name="Source_20_Text"><text:span text:style-name="T25"><text:s text:c="8"/></text:span></text:span><text:span text:style-name="Source_20_Text"><text:span text:style-name="T23">for(int</text:span></text:span><text:span text:style-name="T23"> </text:span><text:span text:style-name="Source_20_Text"><text:span text:style-name="T23">i=0;i&lt;arr.length;i++){</text:span></text:span></text:p>
      <text:p text:style-name="P5"><text:span text:style-name="Source_20_Text"><text:span text:style-name="T25"><text:s text:c="12"/></text:span></text:span><text:span text:style-name="Source_20_Text"><text:span text:style-name="T23">boolean</text:span></text:span><text:span text:style-name="T23"> </text:span><text:span text:style-name="Source_20_Text"><text:span text:style-name="T23">isDistinct = false;</text:span></text:span></text:p>
      <text:p text:style-name="P5"><text:span text:style-name="Source_20_Text"><text:span text:style-name="T25"><text:s text:c="12"/></text:span></text:span><text:span text:style-name="Source_20_Text"><text:span text:style-name="T23">for(int</text:span></text:span><text:span text:style-name="T23"> </text:span><text:span text:style-name="Source_20_Text"><text:span text:style-name="T23">j=0;j&lt;i;j++){</text:span></text:span></text:p>
      <text:p text:style-name="P5"><text:span text:style-name="Source_20_Text"><text:span text:style-name="T25"><text:s text:c="16"/></text:span></text:span><text:span text:style-name="Source_20_Text"><text:span text:style-name="T23">if(arr[i] == arr[j]){</text:span></text:span></text:p>
      <text:p text:style-name="P5"><text:span text:style-name="Source_20_Text"><text:span text:style-name="T25"><text:s text:c="20"/></text:span></text:span><text:span text:style-name="Source_20_Text"><text:span text:style-name="T23">isDistinct = true;</text:span></text:span></text:p>
      <text:p text:style-name="P5"><text:span text:style-name="Source_20_Text"><text:span text:style-name="T25"><text:s text:c="20"/></text:span></text:span><text:span text:style-name="Source_20_Text"><text:span text:style-name="T23">break;</text:span></text:span></text:p>
      <text:p text:style-name="P5"><text:span text:style-name="Source_20_Text"><text:span text:style-name="T25"><text:s text:c="9"/></text:span></text:span><text:span text:style-name="Source_20_Text"><text:span text:style-name="T21"><text:s text:c="7"/></text:span></text:span><text:span text:style-name="Source_20_Text"><text:span text:style-name="T20">}</text:span></text:span></text:p>
      <text:p text:style-name="P2"><text:span text:style-name="Source_20_Text"><text:span text:style-name="T21"><text:s text:c="12"/></text:span></text:span><text:span text:style-name="Source_20_Text"><text:span text:style-name="T20">}</text:span></text:span></text:p>
      <text:p text:style-name="P2"><text:span text:style-name="Source_20_Text"><text:span text:style-name="T21"><text:s text:c="12"/></text:span></text:span><text:span text:style-name="Source_20_Text"><text:span text:style-name="T20">if(!isDistinct){</text:span></text:span></text:p>
      <text:p text:style-name="P2"><text:span text:style-name="Source_20_Text"><text:span text:style-name="T21"><text:s text:c="16"/></text:span></text:span><text:span text:style-name="Source_20_Text"><text:span text:style-name="T20">System.out.print(arr[i]+" ");</text:span></text:span></text:p>
      <text:p text:style-name="P2"><text:span text:style-name="Source_20_Text"><text:span text:style-name="T21"><text:s text:c="12"/></text:span></text:span><text:span text:style-name="Source_20_Text"><text:span text:style-name="T20">}</text:span></text:span></text:p>
      <text:p text:style-name="P2"><text:span text:style-name="Source_20_Text"><text:span text:style-name="T21"><text:s text:c="8"/></text:span></text:span><text:span text:style-name="Source_20_Text"><text:span text:style-name="T20">}</text:span></text:span></text:p>
      <text:p text:style-name="P2"><text:span text:style-name="Source_20_Text"><text:span text:style-name="T21"><text:s text:c="4"/></text:span></text:span><text:span text:style-name="Source_20_Text"><text:span text:style-name="T20">}</text:span></text:span></text:p>
      <text:p text:style-name="P2"><text:span text:style-name="Source_20_Text"><text:span text:style-name="T21"><text:s text:c="4"/></text:span></text:span><text:span text:style-name="T21"><text:s/></text:span></text:p>
      <text:p text:style-name="P2"><text:soft-page-break/><text:span text:style-name="Source_20_Text"><text:span text:style-name="T21"><text:s text:c="4"/></text:span></text:span><text:span text:style-name="Source_20_Text"><text:span text:style-name="T20">public</text:span></text:span><text:span text:style-name="T20"> </text:span><text:span text:style-name="Source_20_Text"><text:span text:style-name="T20">static</text:span></text:span><text:span text:style-name="T20"> </text:span><text:span text:style-name="Source_20_Text"><text:span text:style-name="T20">void</text:span></text:span><text:span text:style-name="T20"> </text:span><text:span text:style-name="Source_20_Text"><text:span text:style-name="T20">main(String a[]){</text:span></text:span></text:p>
      <text:p text:style-name="P2"><text:span text:style-name="Source_20_Text"><text:span text:style-name="T21"><text:s text:c="8"/></text:span></text:span><text:span text:style-name="T21"><text:s/></text:span></text:p>
      <text:p text:style-name="P2"><text:span text:style-name="Source_20_Text"><text:span text:style-name="T21"><text:s text:c="8"/></text:span></text:span><text:span text:style-name="Source_20_Text"><text:span text:style-name="T20">int[] nums = {5,2,7,2,4,7,8,2,3};</text:span></text:span></text:p>
      <text:p text:style-name="P2"><text:span text:style-name="Source_20_Text"><text:span text:style-name="T21"><text:s text:c="8"/></text:span></text:span><text:span text:style-name="Source_20_Text"><text:span text:style-name="T20">MyDisticntElements.printDistinctElements(nums);</text:span></text:span></text:p>
      <text:p text:style-name="P2"><text:span text:style-name="Source_20_Text"><text:span text:style-name="T21"><text:s text:c="4"/></text:span></text:span><text:span text:style-name="Source_20_Text"><text:span text:style-name="T20">}</text:span></text:span></text:p>
      <text:p text:style-name="P1"><text:span text:style-name="Source_20_Text"><text:span text:style-name="T20">}</text:span></text:span></text:p>
      <text:h text:style-name="P29" text:outline-level="1">Java Transient Keyword</text:h>
      <text:p text:style-name="P10"><text:span text:style-name="Strong_20_Emphasis"><text:span text:style-name="T26">Java transient</text:span></text:span><text:span text:style-name="T26"> keyword is used in serialization. If you define any data member as transient, it will not be serialized.</text:span></text:p>
      <text:p text:style-name="P11">Let's take an example, I have declared a class as Student, it has three data members id, name and age. If you serialize the object, all the values will be serialized but I don't want to serialize one value, e.g. age then we can declare the age data member as transi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2" svg:font-family="'Courier New'"/>
    <style:font-face style:name="Mangal1" svg:font-family="Mangal"/>
    <style:font-face style:name="OpenSymbol" svg:font-family="OpenSymbol"/>
    <style:font-face style:name="Times New Roman1" svg:font-family="'Times New Roman'"/>
    <style:font-face style:name="erdana" svg:font-family="erdana, helvetica, arial, sans-serif"/>
    <style:font-face style:name="verdana" svg:font-family="verdana, helvetica, arial, sans-serif"/>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Arial" svg:font-family="Arial" style:font-family-generic="swiss"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ch-question" style:family="paragraph" style:parent-style-name="Standard" style:default-outline-level="">
      <style:paragraph-properties fo:margin-top="0.0193in" fo:margin-bottom="0.0193in" fo:line-height="100%"/>
      <style:text-properties style:font-name="Times New Roman" fo:font-size="12pt" style:font-name-asian="Times New Roman2" style:font-size-asian="12pt" style:font-name-complex="Times New Roman2"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2" style:font-size-asian="12pt" style:font-name-complex="Times New Roman2" style:font-size-complex="12pt"/>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2" style:font-size-asian="10pt" style:font-name-complex="Courier New3"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Default_20_Paragraph_20_Font" style:display-name="Default Paragraph Font" style:family="text"/>
    <style:style style:name="apple-converted-space" style:family="text" style:parent-style-name="Default_20_Paragraph_20_Font"/>
    <style:style style:name="HTML_20_Preformatted_20_Char" style:display-name="HTML Preformatted Char" style:family="text" style:parent-style-name="Default_20_Paragraph_20_Font">
      <style:text-properties style:font-name="Courier New" fo:font-size="10pt" style:font-name-asian="Times New Roman2" style:font-size-asian="10pt" style:font-name-complex="Courier New3" style:font-size-complex="10pt"/>
    </style:style>
    <style:style style:name="kw1" style:family="text" style:parent-style-name="Default_20_Paragraph_20_Font"/>
    <style:style style:name="br0" style:family="text" style:parent-style-name="Default_20_Paragraph_20_Font"/>
    <style:style style:name="kw4" style:family="text" style:parent-style-name="Default_20_Paragraph_20_Font"/>
    <style:style style:name="sy0" style:family="text" style:parent-style-name="Default_20_Paragraph_20_Font"/>
    <style:style style:name="nu0" style:family="text" style:parent-style-name="Default_20_Paragraph_20_Font"/>
    <style:style style:name="kw3" style:family="text" style:parent-style-name="Default_20_Paragraph_20_Font"/>
    <style:style style:name="me1" style:family="text" style:parent-style-name="Default_20_Paragraph_20_Font"/>
    <style:style style:name="il_5f_ad" style:display-name="il_ad" style:family="text" style:parent-style-name="Default_20_Paragraph_20_Font"/>
    <style:style style:name="st0" style:family="text" style:parent-style-name="Default_20_Paragraph_20_Font"/>
    <style:style style:name="Source_20_Text" style:display-name="Source Text" style:family="text">
      <style:text-properties style:font-name="Courier New1" style:font-name-asian="Bitstream Vera Sans Mono"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335in" fo:margin-bottom="0.3335in" fo:margin-left="0.3335in" fo:margin-right="0.3335in" fo:border="0.0154in double #00000a" style:border-line-width="0.0008in 0.0138in 0.0008in" fo:padding="0.666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0.0154in double #00000a" style:border-line-width="0.0008in 0.0138in 0.0008in" fo:padding="0.454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jayta</meta:initial-creator>
    <meta:editing-cycles>3</meta:editing-cycles>
    <meta:creation-date>2014-12-19T07:59:00</meta:creation-date>
    <dc:date>2015-04-17T10:53:12.68</dc:date>
    <meta:editing-duration>PT2H21M5S</meta:editing-duration>
    <meta:generator>OpenOffice.org/3.3$Win32 OpenOffice.org_project/330m14$Build-9542</meta:generator>
    <meta:print-date>2015-04-17T08:34:16.92</meta:print-date>
    <meta:document-statistic meta:table-count="0" meta:image-count="0" meta:object-count="0" meta:page-count="10" meta:paragraph-count="290" meta:word-count="1994" meta:character-count="133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